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 style:font-family-generic="swiss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Sans-serif" fo:font-size="10.5pt" fo:font-weight="bold" officeooo:rsid="001fedb0" officeooo:paragraph-rsid="00166e49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Sans-serif" fo:font-size="11pt" fo:font-weight="normal" officeooo:rsid="001fedb0" officeooo:paragraph-rsid="00166e49" style:font-size-asian="11pt" style:font-weight-asian="normal" style:font-size-complex="11pt" style:font-weight-complex="normal"/>
    </style:style>
    <style:style style:name="P3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333f4" officeooo:paragraph-rsid="00166e49" style:font-size-asian="11pt" style:font-weight-asian="normal" style:font-size-complex="11pt" style:font-weight-complex="normal"/>
    </style:style>
    <style:style style:name="P4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5e5cb" officeooo:paragraph-rsid="00166e49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70a64" officeooo:paragraph-rsid="00166e49" style:font-size-asian="11pt" style:font-weight-asian="normal" style:font-size-complex="11pt" style:font-weight-complex="normal"/>
    </style:style>
    <style:style style:name="P6" style:family="paragraph" style:parent-style-name="Text_20_body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1pt" fo:font-weight="normal" officeooo:rsid="0029049f" officeooo:paragraph-rsid="00166e49" style:font-size-asian="11pt" style:font-weight-asian="normal" style:font-size-complex="11pt" style:font-weight-complex="normal"/>
    </style:style>
    <style:style style:name="P7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9049f" officeooo:paragraph-rsid="00166e49" style:font-size-asian="11pt" style:font-weight-asian="normal" style:font-size-complex="11pt" style:font-weight-complex="normal"/>
    </style:style>
    <style:style style:name="P8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weight="normal" officeooo:rsid="00270a64" officeooo:paragraph-rsid="00166e49" style:font-weight-asian="normal" style:font-weight-complex="normal"/>
    </style:style>
    <style:style style:name="P11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70a64" officeooo:paragraph-rsid="00166e49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70a64" officeooo:paragraph-rsid="001ae56d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officeooo:paragraph-rsid="00166e49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6pt" fo:letter-spacing="normal" fo:font-style="normal" fo:font-weight="bold" officeooo:rsid="00403f7d" officeooo:paragraph-rsid="00166e49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paragraph-rsid="00166e49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403f7d" officeooo:paragraph-rsid="00166e49" style:font-size-asian="10pt" style:font-size-complex="10pt"/>
    </style:style>
    <style:style style:name="P17" style:family="paragraph" style:parent-style-name="Text_20_body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e7c18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417b3f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3939dd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3e7c18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417b3f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0a650" officeooo:paragraph-rsid="00166e49" style:font-size-asian="11pt" style:font-weight-asian="bold" style:font-size-complex="11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5141d" officeooo:paragraph-rsid="0035141d" style:font-size-asian="11pt" style:font-weight-asian="bold" style:font-size-complex="11pt" style:font-weight-complex="bold"/>
    </style:style>
    <style:style style:name="P24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3921f" officeooo:paragraph-rsid="0033921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4bda9" officeooo:paragraph-rsid="0034bda9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5141d" officeooo:paragraph-rsid="0035141d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12a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969ba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c8455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df15c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5d0b7b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f15c" officeooo:paragraph-rsid="004c8455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32649d" officeooo:paragraph-rsid="0032649d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56de6a" officeooo:paragraph-rsid="0056de6a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5814d4" officeooo:paragraph-rsid="005814d4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normal" officeooo:rsid="002516d2" officeooo:paragraph-rsid="00166e49" style:font-size-asian="11pt" style:font-weight-asian="normal" style:font-size-complex="11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paragraph-rsid="0035141d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3612a9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36a6c8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969ba" style:font-size-asian="11pt" style:font-weight-asian="bold" style:font-size-complex="11pt" style:font-weight-complex="bold"/>
    </style:style>
    <style:style style:name="P4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c8455" style:font-size-asian="11pt" style:font-weight-asian="bold" style:font-size-complex="11pt" style:font-weight-complex="bold"/>
    </style:style>
    <style:style style:name="P50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df15c" style:font-size-asian="11pt" style:font-weight-asian="bold" style:font-size-complex="11pt" style:font-weight-complex="bold"/>
    </style:style>
    <style:style style:name="P51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5d0b7b" style:font-size-asian="11pt" style:font-weight-asian="bold" style:font-size-complex="11pt" style:font-weight-complex="bold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5141d" officeooo:paragraph-rsid="0036cdc9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5141d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fo:font-size="11pt" fo:letter-spacing="normal" fo:font-style="normal" fo:font-weight="bold" officeooo:paragraph-rsid="0035141d" style:font-size-asian="11pt" style:font-weight-asian="bold" style:font-size-complex="11pt" style:font-weight-complex="bold"/>
    </style:style>
    <style:style style:name="P55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officeooo:paragraph-rsid="00166e49"/>
    </style:style>
    <style:style style:name="P5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5141d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5141d"/>
    </style:style>
    <style:style style:name="P5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612a9"/>
    </style:style>
    <style:style style:name="P5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6a6c8"/>
    </style:style>
    <style:style style:name="P60" style:family="paragraph" style:parent-style-name="Standard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969ba"/>
    </style:style>
    <style:style style:name="P61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969ba"/>
    </style:style>
    <style:style style:name="P62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c8455"/>
    </style:style>
    <style:style style:name="P6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a7127"/>
    </style:style>
    <style:style style:name="P6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df15c"/>
    </style:style>
    <style:style style:name="P65" style:family="paragraph" style:parent-style-name="Standard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5d0b7b"/>
    </style:style>
    <style:style style:name="P6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5d0b7b"/>
    </style:style>
    <style:style style:name="P67" style:family="paragraph" style:parent-style-name="Standard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5141d" officeooo:paragraph-rsid="005d0b7b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weight-asian="normal" style:font-size-complex="10pt" style:font-weight-complex="normal"/>
    </style:style>
    <style:style style:name="P69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weight-asian="normal" style:font-size-complex="10pt" style:font-weight-complex="normal"/>
    </style:style>
    <style:style style:name="P70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19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72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73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19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size-complex="10pt"/>
    </style:style>
    <style:style style:name="P74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size-complex="10pt"/>
    </style:style>
    <style:style style:name="P7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rsid="002d76f3" officeooo:paragraph-rsid="00166e49" style:font-size-asian="10pt" style:font-size-complex="10pt"/>
    </style:style>
    <style:style style:name="P76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56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08ceb" officeooo:paragraph-rsid="00166e49" style:font-size-asian="10pt" style:font-size-complex="10pt"/>
    </style:style>
    <style:style style:name="P77" style:family="paragraph" style:parent-style-name="Text_20_body" style:list-style-name="L1" style:master-page-name="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style:page-number="auto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612a9" style:font-size-asian="10pt" style:font-size-complex="10pt"/>
    </style:style>
    <style:style style:name="P78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612a9" style:font-size-asian="10pt" style:font-size-complex="10pt"/>
    </style:style>
    <style:style style:name="P79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fc3e2" style:font-size-asian="10pt" style:font-size-complex="10pt"/>
    </style:style>
    <style:style style:name="P80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fc3e2" style:font-size-asian="10pt" style:font-size-complex="10pt"/>
    </style:style>
    <style:style style:name="P81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40247c" style:font-size-asian="10pt" style:font-size-complex="10pt"/>
    </style:style>
    <style:style style:name="P82" style:family="paragraph" style:parent-style-name="Text_20_body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649147" style:font-size-asian="10pt" style:font-size-complex="10pt"/>
    </style:style>
    <style:style style:name="P83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cdc9" officeooo:paragraph-rsid="003fc3e2" style:font-size-asian="10pt" style:font-size-complex="10pt"/>
    </style:style>
    <style:style style:name="P84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939dd" officeooo:paragraph-rsid="003939dd" style:font-size-asian="10pt" style:font-size-complex="10pt"/>
    </style:style>
    <style:style style:name="P85" style:family="paragraph" style:parent-style-name="Text_20_body" style:list-style-name="L1" style:master-page-name="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style:page-number="auto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7fc77" officeooo:paragraph-rsid="00166e49" style:font-size-asian="10pt" style:font-size-complex="10pt"/>
    </style:style>
    <style:style style:name="P86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7fc77" officeooo:paragraph-rsid="00166e49" style:font-size-asian="10pt" style:font-size-complex="10pt"/>
    </style:style>
    <style:style style:name="P87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4603e1" officeooo:paragraph-rsid="004603e1" style:font-size-asian="10pt" style:font-size-complex="10pt"/>
    </style:style>
    <style:style style:name="P88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649147" style:font-size-asian="10pt" style:font-size-complex="10pt"/>
    </style:style>
    <style:style style:name="P8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1f90ff" officeooo:paragraph-rsid="00166e49" style:font-size-asian="10pt" style:font-size-complex="10pt"/>
    </style:style>
    <style:style style:name="P90" style:family="paragraph" style:parent-style-name="Text_20_body" style:list-style-name="L1" style:master-page-name="">
      <style:paragraph-properties fo:margin-top="0cm" fo:margin-bottom="0cm" style:contextual-spacing="false" fo:orphans="2" fo:widows="2" style:page-number="auto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1f90ff" officeooo:paragraph-rsid="00166e49" style:font-size-asian="10pt" style:font-size-complex="10pt"/>
    </style:style>
    <style:style style:name="P91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0.564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fo:font-weight="bold" officeooo:rsid="00319701" officeooo:paragraph-rsid="00166e49" style:font-size-asian="11pt" style:font-weight-asian="bold" style:font-size-complex="11pt" style:font-weight-complex="bold"/>
    </style:style>
    <style:style style:name="P92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7fc77" officeooo:paragraph-rsid="00166e49" style:font-size-asian="11pt" style:font-weight-asian="bold" style:font-size-complex="11pt" style:font-weight-complex="bold"/>
    </style:style>
    <style:style style:name="P9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969ba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5d0b7b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649147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d0b7b" officeooo:paragraph-rsid="005d0b7b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Text_20_body" style:list-style-name="L11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 style:list-style-name="L9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1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1ad08" officeooo:paragraph-rsid="0041ad08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d9023" officeooo:paragraph-rsid="001d9023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d9023" officeooo:paragraph-rsid="001d9023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e5eec" officeooo:paragraph-rsid="001e5eec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ext_20_body" style:list-style-name="L11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ext_20_body" style:list-style-name="L9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ext_20_body" style:list-style-name="L10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8" style:family="paragraph" style:parent-style-name="Text_20_body" style:list-style-name="L1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italic" style:font-weight-asian="bold" style:font-size-complex="11pt" style:font-style-complex="italic" style:font-weight-complex="bold"/>
    </style:style>
    <style:style style:name="P120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normal" officeooo:rsid="002d76f3" officeooo:paragraph-rsid="00166e49" style:font-size-asian="11pt" style:font-weight-asian="normal" style:font-size-complex="11pt" style:font-weight-complex="normal"/>
    </style:style>
    <style:style style:name="P121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5814d4" officeooo:paragraph-rsid="005814d4" style:font-size-asian="11pt" style:font-style-asian="italic" style:font-weight-asian="normal" style:font-size-complex="11pt" style:font-style-complex="italic" style:font-weight-complex="normal"/>
    </style:style>
    <style:style style:name="P122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649147" style:font-size-asian="11pt" style:font-weight-asian="bold" style:font-size-complex="11pt" style:font-weight-complex="bold"/>
    </style:style>
    <style:style style:name="P123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style:font-name="Sans-serif" fo:font-size="10pt" officeooo:paragraph-rsid="00166e49" style:font-size-asian="10pt" style:font-size-complex="10pt"/>
    </style:style>
    <style:style style:name="P124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0pt" fo:font-weight="normal" officeooo:paragraph-rsid="00166e49" style:font-size-asian="10pt" style:font-weight-asian="normal" style:font-size-complex="10pt" style:font-weight-complex="normal"/>
    </style:style>
    <style:style style:name="P125" style:family="paragraph" style:parent-style-name="Text_20_body" style:list-style-name="L3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0pt" fo:font-weight="normal" officeooo:rsid="002333f4" officeooo:paragraph-rsid="001ae56d" style:font-size-asian="10pt" style:font-weight-asian="normal" style:font-size-complex="10pt" style:font-weight-complex="normal"/>
    </style:style>
    <style:style style:name="P126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0pt" fo:font-weight="normal" officeooo:rsid="002e67bc" officeooo:paragraph-rsid="002e67bc" style:font-size-asian="10pt" style:font-weight-asian="normal" style:font-size-complex="10pt" style:font-weight-complex="normal"/>
    </style:style>
    <style:style style:name="P127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e67bc" officeooo:paragraph-rsid="002e67bc" style:font-size-asian="10pt" style:font-weight-asian="normal" style:font-size-complex="10pt" style:font-weight-complex="normal"/>
    </style:style>
    <style:style style:name="P128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4969ba" officeooo:paragraph-rsid="004969ba" style:font-size-asian="10pt" style:font-weight-asian="normal" style:font-size-complex="10pt" style:font-weight-complex="normal"/>
    </style:style>
    <style:style style:name="P129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53e2c1" officeooo:paragraph-rsid="0053e2c1" style:font-size-asian="10pt" style:font-weight-asian="normal" style:font-size-complex="10pt" style:font-weight-complex="normal"/>
    </style:style>
    <style:style style:name="P130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320f17" officeooo:paragraph-rsid="00320f17" style:font-size-asian="10pt" style:font-weight-asian="normal" style:font-size-complex="10pt" style:font-weight-complex="normal"/>
    </style:style>
    <style:style style:name="P131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481ab6" officeooo:paragraph-rsid="00481ab6" style:font-size-asian="10pt" style:font-weight-asian="normal" style:font-size-complex="10pt" style:font-weight-complex="normal"/>
    </style:style>
    <style:style style:name="P132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fba86" officeooo:paragraph-rsid="002fba86" style:font-size-asian="10pt" style:font-weight-asian="normal" style:font-size-complex="10pt" style:font-weight-complex="normal"/>
    </style:style>
    <style:style style:name="P133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9e2e3" officeooo:paragraph-rsid="00166e49" style:font-size-asian="10pt" style:font-weight-asian="normal" style:font-size-complex="10pt" style:font-weight-complex="normal"/>
    </style:style>
    <style:style style:name="P134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1pt" fo:font-weight="bold" officeooo:rsid="001fedb0" officeooo:paragraph-rsid="00166e49" style:font-size-asian="11pt" style:font-weight-asian="bold" style:font-size-complex="11pt" style:font-weight-complex="bold"/>
    </style:style>
    <style:style style:name="P135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1fedb0" officeooo:paragraph-rsid="00166e49" style:font-size-asian="11pt" style:font-weight-asian="bold" style:font-size-complex="11pt" style:font-weight-complex="bold"/>
    </style:style>
    <style:style style:name="P136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333f4" officeooo:paragraph-rsid="00166e49" style:font-size-asian="11pt" style:font-weight-asian="bold" style:font-size-complex="11pt" style:font-weight-complex="bold"/>
    </style:style>
    <style:style style:name="P137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5e5cb" officeooo:paragraph-rsid="00166e49" style:font-size-asian="11pt" style:font-weight-asian="bold" style:font-size-complex="11pt" style:font-weight-complex="bold"/>
    </style:style>
    <style:style style:name="P138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70a64" officeooo:paragraph-rsid="00166e49" style:font-size-asian="11pt" style:font-weight-asian="bold" style:font-size-complex="11pt" style:font-weight-complex="bold"/>
    </style:style>
    <style:style style:name="P139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9049f" officeooo:paragraph-rsid="00166e49" style:font-size-asian="11pt" style:font-weight-asian="bold" style:font-size-complex="11pt" style:font-weight-complex="bold"/>
    </style:style>
    <style:style style:name="P140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1pt" officeooo:rsid="001fedb0" officeooo:paragraph-rsid="00166e49" style:font-size-asian="11pt" style:font-size-complex="11pt"/>
    </style:style>
    <style:style style:name="P141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303238" officeooo:paragraph-rsid="00303238" style:font-size-asian="11pt" style:font-weight-asian="normal" style:font-size-complex="11pt" style:font-weight-complex="normal"/>
    </style:style>
    <style:style style:name="P142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319701" officeooo:paragraph-rsid="00166e49" style:font-size-asian="11pt" style:font-weight-asian="normal" style:font-size-complex="11pt" style:font-weight-complex="normal"/>
    </style:style>
    <style:style style:name="P143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144" style:family="paragraph" style:parent-style-name="Text_20_body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1pt" fo:font-weight="normal" officeooo:rsid="00270a64" officeooo:paragraph-rsid="00166e49" style:font-size-asian="11pt" style:font-weight-asian="normal" style:font-size-complex="11pt" style:font-weight-complex="normal"/>
    </style:style>
    <style:style style:name="P145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officeooo:rsid="00270a64" officeooo:paragraph-rsid="00166e49"/>
    </style:style>
    <style:style style:name="P146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/>
      <style:text-properties style:font-name="Sans-serif" officeooo:rsid="00270a64" officeooo:paragraph-rsid="00166e49"/>
    </style:style>
    <style:style style:name="P147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officeooo:rsid="0029049f" officeooo:paragraph-rsid="00166e49"/>
    </style:style>
    <style:style style:name="P148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d76f3" officeooo:paragraph-rsid="00166e49" style:font-weight-asian="normal" style:font-weight-complex="normal"/>
    </style:style>
    <style:style style:name="P149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/>
      <style:text-properties style:font-name="Sans-serif" officeooo:rsid="00386c65" officeooo:paragraph-rsid="00166e49"/>
    </style:style>
    <style:style style:name="P150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style:font-name="Sans-serif" style:text-underline-style="none" fo:font-weight="normal" officeooo:rsid="0037fc77" officeooo:paragraph-rsid="00166e49" style:font-weight-asian="normal" style:font-weight-complex="normal"/>
    </style:style>
    <style:style style:name="P151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style:font-name="Sans-serif" style:text-underline-style="none" fo:font-weight="normal" officeooo:rsid="003a67b6" officeooo:paragraph-rsid="00166e49" style:font-weight-asian="normal" style:font-weight-complex="normal"/>
    </style:style>
    <style:style style:name="P152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0.564cm"/>
        </style:tab-stops>
      </style:paragraph-properties>
      <style:text-properties style:font-name="Sans serif" fo:font-size="11pt" fo:font-weight="bold" officeooo:paragraph-rsid="00166e49" style:font-size-asian="11pt" style:font-weight-asian="bold" style:font-size-complex="11pt" style:font-weight-complex="bold"/>
    </style:style>
    <style:style style:name="P153" style:family="paragraph" style:parent-style-name="Text_20_body" style:list-style-name="L6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officeooo:paragraph-rsid="00422bf2"/>
    </style:style>
    <style:style style:name="P154" style:family="paragraph" style:parent-style-name="Text_20_body" style:list-style-name="L6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officeooo:paragraph-rsid="00422bf2"/>
    </style:style>
    <style:style style:name="P15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62b82b"/>
    </style:style>
    <style:style style:name="P15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649147"/>
    </style:style>
    <style:style style:name="T1" style:family="text">
      <style:text-properties fo:font-variant="normal" fo:text-transform="none" fo:color="#202122" loext:opacity="100%" fo:font-size="11pt" fo:letter-spacing="normal" fo:font-style="normal" officeooo:rsid="003a67b6" style:font-size-asian="11pt" style:font-style-asian="italic" style:font-size-complex="11pt" style:font-style-complex="italic"/>
    </style:style>
    <style:style style:name="T2" style:family="text">
      <style:text-properties fo:font-variant="normal" fo:text-transform="none" fo:color="#202122" loext:opacity="100%" fo:font-size="11pt" fo:letter-spacing="normal" fo:font-style="normal" officeooo:rsid="0041ad08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202122" loext:opacity="100%" fo:font-size="11pt" fo:letter-spacing="normal" fo:font-style="normal" officeooo:rsid="00422bf2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202122" loext:opacity="100%" fo:font-size="11pt" fo:letter-spacing="normal" fo:font-style="normal" officeooo:rsid="004317f8" style:font-size-asian="11pt" style:font-style-asian="italic" style:font-size-complex="11pt" style:font-style-complex="italic"/>
    </style:style>
    <style:style style:name="T5" style:family="text">
      <style:text-properties fo:font-variant="normal" fo:text-transform="none" fo:color="#202122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202122" loext:opacity="100%" fo:font-size="11pt" fo:letter-spacing="normal" fo:font-style="normal" fo:font-weight="bold" officeooo:rsid="0029e2e3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202122" loext:opacity="100%" fo:font-size="11pt" fo:letter-spacing="normal" fo:font-style="normal" fo:font-weight="bold" officeooo:rsid="002d76f3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202122" loext:opacity="100%" fo:font-size="11pt" fo:letter-spacing="normal" fo:font-style="normal" fo:font-weight="bold" officeooo:rsid="001fedb0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202122" loext:opacity="100%" fo:font-size="11pt" fo:letter-spacing="normal" fo:font-style="normal" fo:font-weight="bold" officeooo:rsid="0030a650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202122" loext:opacity="100%" fo:font-size="11pt" fo:letter-spacing="normal" fo:font-style="normal" fo:font-weight="bold" officeooo:rsid="0031970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202122" loext:opacity="100%" fo:font-size="11pt" fo:letter-spacing="normal" fo:font-style="normal" fo:font-weight="bold" officeooo:rsid="001f90ff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202122" loext:opacity="100%" fo:font-size="11pt" fo:letter-spacing="normal" fo:font-style="normal" fo:font-weight="bold" officeooo:rsid="0037fc77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202122" loext:opacity="100%" fo:font-size="11pt" fo:letter-spacing="normal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fo:color="#202122" loext:opacity="100%" fo:font-size="11pt" fo:letter-spacing="normal" fo:font-style="normal" fo:font-weight="bold" officeooo:rsid="00319701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variant="normal" fo:text-transform="none" fo:color="#202122" loext:opacity="100%" fo:font-size="11pt" fo:letter-spacing="normal" fo:font-style="normal" fo:font-weight="normal" officeooo:rsid="002d76f3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02122" loext:opacity="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color="#202122" loext:opacity="100%" fo:font-size="11pt" fo:letter-spacing="normal" fo:font-style="normal" style:text-underline-style="none" fo:font-weight="bold" officeooo:rsid="0034b1e4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202122" loext:opacity="100%" fo:font-size="11pt" fo:letter-spacing="normal" fo:font-style="normal" style:text-underline-style="none" fo:font-weight="bold" officeooo:rsid="00386c6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403f7d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1f90ff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2d76f3"/>
    </style:style>
    <style:style style:name="T22" style:family="text">
      <style:text-properties fo:font-variant="normal" fo:text-transform="none" fo:color="#202122" loext:opacity="100%" style:font-name="sans-serif" fo:letter-spacing="normal" fo:font-style="normal" fo:font-weight="bold" officeooo:rsid="00270a64" style:font-weight-asian="bold" style:font-weight-complex="bold"/>
    </style:style>
    <style:style style:name="T23" style:family="text">
      <style:text-properties fo:font-variant="normal" fo:text-transform="none" fo:color="#202122" loext:opacity="100%" style:font-name="sans-serif" fo:letter-spacing="normal" fo:font-style="normal" fo:font-weight="bold" officeooo:rsid="001f90ff" style:font-weight-asian="bold" style:font-weight-complex="bold"/>
    </style:style>
    <style:style style:name="T24" style:family="text">
      <style:text-properties fo:font-variant="normal" fo:text-transform="none" fo:color="#202122" loext:opacity="100%" style:font-name="sans-serif" fo:letter-spacing="normal" fo:font-style="normal" fo:font-weight="bold" officeooo:rsid="002cc90d" style:font-weight-asian="bold" style:font-weight-complex="bold"/>
    </style:style>
    <style:style style:name="T25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33adf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5141d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a6c8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22bf2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81ab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969ba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a7127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bff57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3b60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f15c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d0b7b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60ec8e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62b82b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5141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86c65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422bf2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202122" loext:opacity="100%" style:font-name="Sans-serif" fo:font-size="11pt" fo:letter-spacing="normal" fo:font-style="normal" fo:font-weight="bold" officeooo:rsid="0035141d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202122" loext:opacity="100%" style:font-name="Sans serif" fo:font-size="11pt" fo:letter-spacing="normal" fo:font-style="normal" fo:font-weight="bold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202122" loext:opacity="100%" style:font-name="Sans serif" fo:font-size="11pt" fo:letter-spacing="normal" fo:font-style="normal" fo:font-weight="bold" officeooo:rsid="0035141d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202122" loext:opacity="100%" style:font-name="Sans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35141d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36a6c8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4969ba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5d0b7b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62b82b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649147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5141d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612a9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6a6c8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4969ba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4bff57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53e2c1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5d0b7b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62b82b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649147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5141d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12a9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a6c8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cdc9" style:font-size-asian="11pt" style:font-style-asian="normal" style:font-weight-asian="bold" style:font-size-complex="11pt" style:font-style-complex="normal" style:font-weight-complex="bold"/>
    </style:style>
    <style:style style:name="T65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969ba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c8455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df15c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62b82b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2333f4" style:text-blinking="false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4e14ca" style:text-blinking="false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officeooo:rsid="00403f7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403f7d" style:font-weight-asian="normal" style:font-weight-complex="normal"/>
    </style:style>
    <style:style style:name="T74" style:family="text">
      <style:text-properties fo:font-weight="normal" officeooo:rsid="001e5eec" style:font-weight-asian="normal" style:font-weight-complex="normal"/>
    </style:style>
    <style:style style:name="T75" style:family="text">
      <style:text-properties fo:font-weight="normal" officeooo:rsid="0044a86f" style:font-weight-asian="normal" style:font-weight-complex="normal"/>
    </style:style>
    <style:style style:name="T76" style:family="text">
      <style:text-properties fo:font-size="11pt" fo:font-weight="bold" style:font-size-asian="11pt" style:font-weight-asian="bold" style:font-size-complex="11pt" style:font-weight-complex="bold"/>
    </style:style>
    <style:style style:name="T77" style:family="text">
      <style:text-properties fo:font-size="11pt" fo:font-weight="bold" officeooo:rsid="002333f4" style:font-size-asian="11pt" style:font-weight-asian="bold" style:font-size-complex="11pt" style:font-weight-complex="bold"/>
    </style:style>
    <style:style style:name="T78" style:family="text">
      <style:text-properties fo:font-size="11pt" fo:font-weight="bold" officeooo:rsid="001fedb0" style:font-size-asian="11pt" style:font-weight-asian="bold" style:font-size-complex="11pt" style:font-weight-complex="bold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29e2e3" style:font-size-asian="11pt" style:font-size-complex="11pt"/>
    </style:style>
    <style:style style:name="T81" style:family="text">
      <style:text-properties fo:font-size="11pt" officeooo:rsid="0029049f" style:font-size-asian="11pt" style:font-size-complex="11pt"/>
    </style:style>
    <style:style style:name="T82" style:family="text">
      <style:text-properties fo:font-size="11pt" officeooo:rsid="00319701" style:font-size-asian="11pt" style:font-size-complex="11pt"/>
    </style:style>
    <style:style style:name="T83" style:family="text">
      <style:text-properties fo:font-size="11pt" officeooo:rsid="00320f17" style:font-size-asian="11pt" style:font-size-complex="11pt"/>
    </style:style>
    <style:style style:name="T84" style:family="text">
      <style:text-properties fo:font-size="11pt" officeooo:rsid="003e7c18" style:font-size-asian="11pt" style:font-size-complex="11pt"/>
    </style:style>
    <style:style style:name="T85" style:family="text">
      <style:text-properties fo:font-size="11pt" officeooo:rsid="003f4201" style:font-size-asian="11pt" style:font-size-complex="11pt"/>
    </style:style>
    <style:style style:name="T86" style:family="text">
      <style:text-properties fo:font-size="11pt" officeooo:rsid="003fc3e2" style:font-size-asian="11pt" style:font-size-complex="11pt"/>
    </style:style>
    <style:style style:name="T87" style:family="text">
      <style:text-properties fo:font-size="11pt" officeooo:rsid="0040247c" style:font-size-asian="11pt" style:font-size-complex="11pt"/>
    </style:style>
    <style:style style:name="T88" style:family="text">
      <style:text-properties fo:font-size="11pt" officeooo:rsid="00417b3f" style:font-size-asian="11pt" style:font-size-complex="11pt"/>
    </style:style>
    <style:style style:name="T89" style:family="text">
      <style:text-properties fo:font-size="11pt" officeooo:rsid="00649147" style:font-size-asian="11pt" style:font-size-complex="11pt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fo:font-size="10pt" officeooo:rsid="0029049f" style:font-size-asian="10pt" style:font-size-complex="10pt"/>
    </style:style>
    <style:style style:name="T92" style:family="text">
      <style:text-properties fo:font-size="10pt" officeooo:rsid="002fba86" style:font-size-asian="10pt" style:font-size-complex="10pt"/>
    </style:style>
    <style:style style:name="T93" style:family="text">
      <style:text-properties fo:font-size="10pt" officeooo:rsid="00481ab6" style:font-size-asian="10pt" style:font-size-complex="10pt"/>
    </style:style>
    <style:style style:name="T94" style:family="text">
      <style:text-properties fo:font-size="10pt" officeooo:rsid="004969ba" style:font-size-asian="10pt" style:font-size-complex="10pt"/>
    </style:style>
    <style:style style:name="T95" style:family="text">
      <style:text-properties style:font-name="Sans-serif" fo:font-size="11pt" fo:font-weight="bold" officeooo:rsid="002333f4" style:font-size-asian="11pt" style:font-weight-asian="bold" style:font-size-complex="11pt" style:font-weight-complex="bold"/>
    </style:style>
    <style:style style:name="T96" style:family="text">
      <style:text-properties style:font-name="Sans-serif" fo:font-size="10pt" fo:font-weight="normal" officeooo:rsid="0025e5cb" style:font-size-asian="10pt" style:font-weight-asian="normal" style:font-size-complex="10pt" style:font-weight-complex="normal"/>
    </style:style>
    <style:style style:name="T9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8" style:family="text">
      <style:text-properties officeooo:rsid="002fba86"/>
    </style:style>
    <style:style style:name="T99" style:family="text">
      <style:text-properties officeooo:rsid="00303238"/>
    </style:style>
    <style:style style:name="T100" style:family="text">
      <style:text-properties officeooo:rsid="00320f17"/>
    </style:style>
    <style:style style:name="T101" style:family="text">
      <style:text-properties officeooo:rsid="003e7c18"/>
    </style:style>
    <style:style style:name="T102" style:family="text">
      <style:text-properties officeooo:rsid="00347d60"/>
    </style:style>
    <style:style style:name="T103" style:family="text">
      <style:text-properties officeooo:rsid="003fc3e2"/>
    </style:style>
    <style:style style:name="T104" style:family="text">
      <style:text-properties officeooo:rsid="0040247c"/>
    </style:style>
    <style:style style:name="T105" style:family="text">
      <style:text-properties officeooo:rsid="0044a86f"/>
    </style:style>
    <style:style style:name="T106" style:family="text">
      <style:text-properties officeooo:rsid="00481ab6"/>
    </style:style>
    <style:style style:name="T107" style:family="text">
      <style:text-properties officeooo:rsid="004969ba"/>
    </style:style>
    <style:style style:name="T108" style:family="text">
      <style:text-properties officeooo:rsid="004a7127"/>
    </style:style>
    <style:style style:name="T109" style:family="text">
      <style:text-properties officeooo:rsid="004df15c"/>
    </style:style>
    <style:style style:name="T110" style:family="text">
      <style:text-properties officeooo:rsid="004e14ca"/>
    </style:style>
    <style:style style:name="T111" style:family="text">
      <style:text-properties officeooo:rsid="0053e2c1"/>
    </style:style>
    <style:style style:name="T112" style:family="text">
      <style:text-properties officeooo:rsid="005814d4"/>
    </style:style>
    <style:style style:name="T113" style:family="text">
      <style:text-properties officeooo:rsid="0059d307"/>
    </style:style>
    <style:style style:name="T114" style:family="text">
      <style:text-properties officeooo:rsid="005cfdbc"/>
    </style:style>
    <style:style style:name="T115" style:family="text">
      <style:text-properties style:font-name="Sans serif" officeooo:rsid="0035141d"/>
    </style:style>
    <style:style style:name="T116" style:family="text">
      <style:text-properties style:font-name="Sans serif" fo:font-weight="bold" officeooo:rsid="0035141d" style:font-weight-asian="bold" style:font-weight-complex="bold"/>
    </style:style>
    <style:style style:name="T117" style:family="text">
      <style:text-properties style:font-name="Sans serif" fo:font-weight="bold" officeooo:rsid="005d0b7b" style:font-weight-asian="bold" style:font-weight-complex="bold"/>
    </style:style>
    <style:style style:name="T118" style:family="text">
      <style:text-properties style:font-name="Sans serif" fo:font-weight="bold" officeooo:rsid="0060ec8e" style:font-weight-asian="bold" style:font-weight-complex="bold"/>
    </style:style>
    <style:style style:name="T119" style:family="text">
      <style:text-properties style:font-name="Sans serif" officeooo:rsid="0062b82b"/>
    </style:style>
    <style:style style:name="T120" style:family="text">
      <style:text-properties style:font-name="Sans serif" officeooo:rsid="00649147"/>
    </style:style>
    <style:style style:name="T121" style:family="text">
      <style:text-properties fo:font-weight="bold" officeooo:rsid="0035141d" style:font-weight-asian="bold" style:font-weight-complex="bold"/>
    </style:style>
    <style:style style:name="T122" style:family="text">
      <style:text-properties officeooo:rsid="005d0b7b"/>
    </style:style>
    <style:style style:name="T123" style:family="text">
      <style:text-properties officeooo:rsid="0060ec8e"/>
    </style:style>
    <style:style style:name="T124" style:family="text">
      <style:text-properties officeooo:rsid="0062b82b"/>
    </style:style>
    <style:style style:name="T125" style:family="text">
      <style:text-properties officeooo:rsid="006393f7"/>
    </style:style>
    <style:style style:name="T126" style:family="text">
      <style:text-properties officeooo:rsid="006491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OFTWARE REQUIREMENTS SPECIFICATION </text:p>
      <text:p text:style-name="P15"/>
      <text:p text:style-name="P15"/>
      <text:p text:style-name="P16">Tabella dei contenuti:</text:p>
      <text:p text:style-name="P15"/>
      <text:list xml:id="list227155931" text:style-name="L1">
        <text:list-item>
          <text:p text:style-name="P68"><text:span text:style-name="T71">I</text:span>ntroduzione</text:p>
          <text:list>
            <text:list-item>
              <text:p text:style-name="P70"><text:span text:style-name="T71">P</text:span>ropositi</text:p>
            </text:list-item>
            <text:list-item>
              <text:p text:style-name="P70"><text:span text:style-name="T71">O</text:span>biettivi</text:p>
            </text:list-item>
            <text:list-item>
              <text:p text:style-name="P73"><text:span text:style-name="T71">D</text:span>efinizioni</text:p>
            </text:list-item>
            <text:list-item>
              <text:p text:style-name="P73"><text:span text:style-name="T71">P</text:span>anoramica del sistema</text:p>
            </text:list-item>
            <text:list-item>
              <text:p text:style-name="P73"><text:span text:style-name="T71">R</text:span>iferimenti</text:p>
            </text:list-item>
          </text:list>
          <text:p text:style-name="P74"/>
        </text:list-item>
        <text:list-item>
          <text:p text:style-name="P89"><text:span text:style-name="T73">D</text:span><text:span text:style-name="T72">escrizione</text:span> <text:span text:style-name="T72">generale</text:span></text:p>
          <text:list>
            <text:list-item>
              <text:p text:style-name="P70"><text:span text:style-name="T71">P</text:span>rospettiva del prodotto</text:p>
            </text:list-item>
            <text:list-item>
              <text:p text:style-name="P70"><text:span text:style-name="T71">F</text:span>unzioni del prodotto</text:p>
            </text:list-item>
            <text:list-item>
              <text:p text:style-name="P70"><text:span text:style-name="T71">C</text:span>aratteristiche utente</text:p>
            </text:list-item>
            <text:list-item>
              <text:p text:style-name="P70"><text:span text:style-name="T71">V</text:span>incoli, ipotesi e dipendenze</text:p>
              <text:p text:style-name="P75"/>
            </text:list-item>
          </text:list>
        </text:list-item>
        <text:list-item>
          <text:p text:style-name="P90"><text:span text:style-name="T73">R</text:span><text:span text:style-name="T72">equisiti</text:span> <text:span text:style-name="T72">specifici</text:span></text:p>
          <text:list>
            <text:list-item>
              <text:p text:style-name="P123"><text:span text:style-name="T19">R</text:span><text:span text:style-name="T20">equisiti d</text:span><text:span text:style-name="T21">i interfaccia esterna</text:span></text:p>
              <text:list>
                <text:list-item>
                  <text:p text:style-name="P76"><text:span text:style-name="T71">I</text:span>nterfaccia utente</text:p>
                </text:list-item>
                <text:list-item>
                  <text:p text:style-name="P76"><text:span text:style-name="T71">I</text:span>nterfaccia hardware</text:p>
                </text:list-item>
                <text:list-item>
                  <text:p text:style-name="P76">Interfaccia software</text:p>
                </text:list-item>
                <text:list-item>
                  <text:p text:style-name="P76">Interfaccia di comunicazione </text:p>
                </text:list-item>
              </text:list>
            </text:list-item>
            <text:list-item>
              <text:p text:style-name="P69"><text:span text:style-name="T71">R</text:span>equisiti funzionali</text:p>
              <text:list>
                <text:list-item>
                  <text:p text:style-name="P77">Registrazione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8"><text:span text:style-name="T86"><text:s text:c="7"/>3.2.1.1. </text:span>Introduzione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79"><text:span text:style-name="T86"><text:s text:c="7"/>3.2.1.1. </text:span>Elaborazione</text:p>
                      <text:p text:style-name="P79"><text:span text:style-name="T86"><text:s text:c="7"/>3.2.1.1. </text:span>Output</text:p>
                    </text:list-item>
                  </text:list>
                  <text:p text:style-name="P83"><text:span text:style-name="T86">3.2.2. </text:span>Accesso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0"><text:span text:style-name="T103"><text:s text:c="2"/></text:span><text:span text:style-name="T86">3.2.2.1.</text:span><text:span text:style-name="T103"> <text:s/></text:span>Introduzione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0"><text:span text:style-name="T103"><text:s/></text:span><text:span text:style-name="T86"><text:s/>3.2.2.2.</text:span><text:span text:style-name="T103"> <text:s/></text:span><text:span text:style-name="T102">Input</text:span></text:p>
          <text:list>
            <text:list-item>
              <text:list>
                <text:list-header>
                  <text:p text:style-name="P79"><text:span text:style-name="T102"><text:s text:c="8"/></text:span><text:span text:style-name="T86">3.2.2.3.</text:span><text:span text:style-name="T103"> <text:s/></text:span><text:span text:style-name="T102">Elaborazione</text:span></text:p>
                  <text:list>
                    <text:list-item>
                      <text:list>
                        <text:list-header>
                          <text:p text:style-name="P79"><text:span text:style-name="T102"><text:s text:c="8"/></text:span><text:span text:style-name="T86">3.2.2.4.</text:span><text:span text:style-name="T103"> <text:s/></text:span><text:span text:style-name="T102">Output</text:span></text:p>
                        </text:list-header>
                      </text:list>
                    </text:list-item>
                  </text:list>
                  <text:p text:style-name="P84"><text:span text:style-name="T87">3.2.3.</text:span><text:span text:style-name="T104"> </text:span><text:span text:style-name="T109">Registrazione di un veicolo</text:span></text:p>
                  <text:list text:continue-numbering="true">
                    <text:list-header>
                      <text:p text:style-name="P81"><text:s text:c="3"/><text:span text:style-name="T87">3.2.3.1.</text:span><text:span text:style-name="T104"> <text:s/></text:span>Introduzione</text:p>
                      <text:p text:style-name="P81"><text:span text:style-name="T102"><text:s text:c="3"/></text:span><text:span text:style-name="T87">3.2.3.2.</text:span><text:span text:style-name="T104"> <text:s/></text:span><text:span text:style-name="T102">Input</text:span></text:p>
                      <text:p text:style-name="P81"><text:span text:style-name="T102"><text:s text:c="3"/></text:span><text:span text:style-name="T87">3.2.3.3.</text:span><text:span text:style-name="T104"> <text:s/></text:span><text:span text:style-name="T102">Elaborazione</text:span></text:p>
                      <text:p text:style-name="P81"><text:span text:style-name="T102"><text:s text:c="3"/></text:span><text:span text:style-name="T87">3.2.3.4.</text:span><text:span text:style-name="T104"> <text:s/></text:span><text:span text:style-name="T102">Output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19"><text:tab/><text:tab/> <text:s text:c="7"/><text:span text:style-name="T84">3.2.4. </text:span><text:span text:style-name="T89">Ricerca veicolo</text:span></text:p>
      <text:p text:style-name="P17"><text:span text:style-name="T101"><text:tab/> <text:s text:c="2"/></text:span><text:span text:style-name="T84">3.2.4.1.</text:span><text:span text:style-name="T85"> <text:s/></text:span>Introduzione</text:p>
      <text:p text:style-name="P17"><text:span text:style-name="T101"><text:tab/> <text:s text:c="2"/></text:span><text:span text:style-name="T84">3.2.4.2</text:span><text:span text:style-name="T101">. <text:s/></text:span><text:span text:style-name="T102">Input</text:span></text:p>
      <text:p text:style-name="P17"><text:span text:style-name="T101"><text:tab/> <text:s text:c="2"/></text:span><text:span text:style-name="T84">3.2.4.3</text:span><text:span text:style-name="T101">. <text:s/></text:span><text:span text:style-name="T102">Elaborazione</text:span></text:p>
      <text:p text:style-name="P20"><text:span text:style-name="T84"><text:tab/><text:tab/><text:tab/> <text:s text:c="2"/>3.2.4.4.</text:span><text:span text:style-name="T101"> <text:s/></text:span>Output</text:p>
      <text:p text:style-name="P21"><text:tab/><text:tab/> <text:s text:c="7"/><text:span text:style-name="T84">3.2.</text:span><text:span text:style-name="T88">5</text:span><text:span text:style-name="T84">.</text:span><text:span text:style-name="T101"> </text:span><text:span text:style-name="T89">Visualizzazione annunci</text:span></text:p>
      <text:p text:style-name="P18"><text:span text:style-name="T101"><text:tab/> <text:s text:c="2"/></text:span><text:span text:style-name="T84">3.2.</text:span><text:span text:style-name="T88">5</text:span><text:span text:style-name="T84">.1.</text:span><text:span text:style-name="T85"> <text:s/></text:span>Introduzione</text:p>
      <text:p text:style-name="P18"><text:span text:style-name="T101"><text:tab/> <text:s text:c="2"/></text:span><text:span text:style-name="T84">3.2.</text:span><text:span text:style-name="T88">5</text:span><text:span text:style-name="T84">.2</text:span><text:span text:style-name="T101">. <text:s/></text:span><text:span text:style-name="T102">Input</text:span></text:p>
      <text:p text:style-name="P18"><text:span text:style-name="T101"><text:tab/> <text:s text:c="2"/></text:span><text:span text:style-name="T84">3.2.</text:span><text:span text:style-name="T88">5</text:span><text:span text:style-name="T84">.3</text:span><text:span text:style-name="T101">. <text:s/></text:span><text:span text:style-name="T102">Elaborazione</text:span></text:p>
      <text:p text:style-name="P21"><text:s/><text:tab/><text:tab/><text:tab/> <text:s text:c="3"/><text:span text:style-name="T84">3.2.</text:span><text:span text:style-name="T88">5</text:span><text:span text:style-name="T84">.4.</text:span><text:span text:style-name="T101"> <text:s/></text:span>Output</text:p>
      <text:p text:style-name="P88"><text:tab/><text:tab/> <text:s text:c="7"/><text:span text:style-name="T84">3.2.</text:span><text:span text:style-name="T89">6</text:span><text:span text:style-name="T84">.</text:span><text:span text:style-name="T101"> </text:span><text:span text:style-name="T89">Visualizzazione del singolo annuncio</text:span></text:p>
      <text:p text:style-name="P82"><text:soft-page-break/><text:span text:style-name="T101"><text:tab/> <text:s text:c="2"/></text:span><text:span text:style-name="T84">3.2.</text:span><text:span text:style-name="T89">6</text:span><text:span text:style-name="T84">.1.</text:span><text:span text:style-name="T85"> <text:s/></text:span>Introduzione</text:p>
      <text:p text:style-name="P82"><text:span text:style-name="T101"><text:tab/> <text:s text:c="2"/></text:span><text:span text:style-name="T84">3.2.</text:span><text:span text:style-name="T89">6</text:span><text:span text:style-name="T84">.2</text:span><text:span text:style-name="T101">. <text:s/></text:span><text:span text:style-name="T102">Input</text:span></text:p>
      <text:p text:style-name="P82"><text:span text:style-name="T101"><text:tab/> <text:s text:c="2"/></text:span><text:span text:style-name="T84">3.2.</text:span><text:span text:style-name="T89">6</text:span><text:span text:style-name="T84">.3</text:span><text:span text:style-name="T101">. <text:s/></text:span><text:span text:style-name="T102">Elaborazione</text:span></text:p>
      <text:p text:style-name="P88"><text:span text:style-name="T84"><text:tab/><text:tab/><text:tab/> <text:s text:c="2"/>3.2.</text:span><text:span text:style-name="T89">6.</text:span><text:span text:style-name="T84">4.</text:span><text:span text:style-name="T101"> <text:s/></text:span>Outpu<text:span text:style-name="T126">t</text:span></text:p>
      <text:p text:style-name="P88"><text:tab/><text:tab/> <text:s text:c="6"/><text:span text:style-name="T84">3.2.</text:span><text:span text:style-name="T89">7</text:span><text:span text:style-name="T84">.</text:span><text:span text:style-name="T101"> </text:span><text:span text:style-name="T89">Acquisto veicolo</text:span></text:p>
      <text:p text:style-name="P82"><text:span text:style-name="T101"><text:tab/> <text:s text:c="2"/></text:span><text:span text:style-name="T84">3.2.</text:span><text:span text:style-name="T89">7</text:span><text:span text:style-name="T84">.1.</text:span><text:span text:style-name="T85"> <text:s/></text:span>Introduzione</text:p>
      <text:p text:style-name="P82"><text:span text:style-name="T101"><text:tab/> <text:s text:c="2"/></text:span><text:span text:style-name="T84">3.2.</text:span><text:span text:style-name="T89">7</text:span><text:span text:style-name="T84">.2</text:span><text:span text:style-name="T101">. <text:s/></text:span><text:span text:style-name="T102">Input</text:span></text:p>
      <text:p text:style-name="P82"><text:span text:style-name="T101"><text:tab/> <text:s text:c="2"/></text:span><text:span text:style-name="T84">3.2.</text:span><text:span text:style-name="T89">7</text:span><text:span text:style-name="T84">.3</text:span><text:span text:style-name="T101">. <text:s/></text:span><text:span text:style-name="T102">Elaborazione</text:span></text:p>
      <text:p text:style-name="P88"><text:span text:style-name="T84"><text:tab/><text:tab/><text:tab/> <text:s text:c="2"/>3.2.</text:span><text:span text:style-name="T89">7</text:span><text:span text:style-name="T84">.4.</text:span><text:span text:style-name="T101"> <text:s/></text:span>Output</text:p>
      <text:p text:style-name="P88"><text:tab/><text:tab/> <text:s text:c="6"/><text:span text:style-name="T84">3.2.</text:span><text:span text:style-name="T89">8</text:span><text:span text:style-name="T84">.</text:span><text:span text:style-name="T101"> </text:span><text:span text:style-name="T89">Visualizzazione transazioni</text:span></text:p>
      <text:p text:style-name="P82"><text:span text:style-name="T101"><text:tab/> <text:s text:c="2"/></text:span><text:span text:style-name="T84">3.2.</text:span><text:span text:style-name="T89">8</text:span><text:span text:style-name="T84">.1.</text:span><text:span text:style-name="T85"> <text:s/></text:span>Introduzione</text:p>
      <text:p text:style-name="P82"><text:span text:style-name="T101"><text:tab/> <text:s text:c="2"/></text:span><text:span text:style-name="T84">3.2.</text:span><text:span text:style-name="T89">8</text:span><text:span text:style-name="T84">.2</text:span><text:span text:style-name="T101">. <text:s/></text:span><text:span text:style-name="T102">Input</text:span></text:p>
      <text:p text:style-name="P82"><text:span text:style-name="T101"><text:tab/> <text:s text:c="2"/></text:span><text:span text:style-name="T84">3.2.</text:span><text:span text:style-name="T89">8</text:span><text:span text:style-name="T84">.3</text:span><text:span text:style-name="T101">. <text:s/></text:span><text:span text:style-name="T102">Elaborazione</text:span></text:p>
      <text:p text:style-name="P88"><text:s/><text:tab/><text:tab/><text:tab/> <text:s text:c="3"/><text:span text:style-name="T84">3.2.</text:span><text:span text:style-name="T89">8</text:span><text:span text:style-name="T84">.4.</text:span><text:span text:style-name="T101"> <text:s/></text:span>Output</text:p>
      <text:list xml:id="list134314203956303" text:continue-numbering="true" text:style-name="L1">
        <text:list-item>
          <text:list>
            <text:list-item>
              <text:p text:style-name="P71"><text:span text:style-name="T71">R</text:span>equisiti relativi alle prestazioni</text:p>
              <text:list>
                <text:list-item>
                  <text:p text:style-name="P85"><text:span text:style-name="T71">R</text:span>elativi al tempo</text:p>
                </text:list-item>
                <text:list-item>
                  <text:p text:style-name="P86"><text:span text:style-name="T71">R</text:span>elativi all’efficienza</text:p>
                </text:list-item>
                <text:list-item>
                  <text:p text:style-name="P87">Relativi all’estetica</text:p>
                </text:list-item>
              </text:list>
            </text:list-item>
            <text:list-item>
              <text:p text:style-name="P72"><text:span text:style-name="T71">V</text:span>incoli di progettazione</text:p>
            </text:list-item>
            <text:list-item>
              <text:p text:style-name="P72"><text:span text:style-name="T71">R</text:span>equisiti logici del database</text:p>
            </text:list-item>
          </text:list>
        </text:list-item>
      </text:list>
      <text:p text:style-name="P1"/>
      <text:list xml:id="list38671692" text:style-name="L2">
        <text:list-item>
          <text:p text:style-name="P134">Introduzione</text:p>
          <text:p text:style-name="P134"/>
          <text:list>
            <text:list-item>
              <text:p text:style-name="P135">Propositi</text:p>
              <text:p text:style-name="P124">Il proposito di questo documento è quello di specificare i requisiti del sito web “<text:span text:style-name="T110">VSB-Motors</text:span>” per facilitare la realizzazione e la <text:span text:style-name="T110">sua </text:span>validazione.<text:tab/></text:p>
            </text:list-item>
          </text:list>
        </text:list-item>
      </text:list>
      <text:p text:style-name="P2"/>
      <text:list xml:id="list134314788421009" text:continue-numbering="true" text:style-name="L2">
        <text:list-item>
          <text:list>
            <text:list-item>
              <text:p text:style-name="P135">Obiettivi</text:p>
            </text:list-item>
          </text:list>
        </text:list-item>
      </text:list>
      <text:list xml:id="list915353687" text:style-name="L3">
        <text:list-header>
          <text:p text:style-name="P125">Il sito web “<text:span text:style-name="T110">VSB-Motors</text:span>” ha come obiettivo principale quello di mettere a disposizione una piattaforma online <text:span text:style-name="T110">in cui i venditori possano inserire annunci per la vendita delle loro vettura, e gli acquirenti, visualizzando questi annunci, possano contattare il venditore dell’auto per il successivo acquisto</text:span>. Quindi il nostro sito farà da intermediario tra le <text:span text:style-name="T110">concessionarie e/o privati</text:span> e gli <text:span text:style-name="T110">acquirenti</text:span> <text:span text:style-name="T110">interessati all’acquisto di un’autovettura</text:span> <text:span text:style-name="T110">ordinabile</text:span> direttamente da casa in modo semplice veloce e intuitivo. </text:p>
        </text:list-header>
      </text:list>
      <text:p text:style-name="P3"/>
      <text:list xml:id="list134314194075411" text:continue-list="list134314788421009" text:style-name="L2">
        <text:list-item>
          <text:list>
            <text:list-item>
              <text:p text:style-name="P136">Definizioni</text:p>
            </text:list-item>
          </text:list>
        </text:list-item>
      </text:list>
      <text:p text:style-name="P13"><text:span text:style-name="T77"><text:tab/></text:span><text:span text:style-name="T70">VSB-Motors</text:span><text:span text:style-name="T69">: </text:span><text:span text:style-name="T70">nome del </text:span><text:span text:style-name="T69">sito web </text:span><text:span text:style-name="T70">(V: Verlanti-Veroni, S: Singh, B: Beltrami-Branchini)</text:span><text:span text:style-name="T69"> </text:span></text:p>
      <text:p text:style-name="P44"><text:tab/></text:p>
      <text:list xml:id="list134314970809492" text:continue-numbering="true" text:style-name="L2">
        <text:list-item>
          <text:list>
            <text:list-item>
              <text:p text:style-name="P137">Panoramica del sistema</text:p>
            </text:list-item>
          </text:list>
        </text:list-item>
      </text:list>
      <text:p text:style-name="P55"><text:span text:style-name="T95"><text:tab/></text:span><text:span text:style-name="T96">Questo documento contiene tutte le specifiche dei requisiti necessari alla realizzazione del progetto. Ogni funzione verrà quindi descritta nel documento.</text:span></text:p>
      <text:p text:style-name="P4"/>
      <text:list xml:id="list134313605228787" text:continue-numbering="true" text:style-name="L2">
        <text:list-item>
          <text:list>
            <text:list-item>
              <text:p text:style-name="P137">Riferimenti</text:p>
            </text:list-item>
          </text:list>
        </text:list-item>
      </text:list>
      <text:p text:style-name="P55"><text:span text:style-name="T95"><text:tab/></text:span><text:span text:style-name="T96">Direttive del founder di Swifty in merito alla realizzazione del sito web.</text:span></text:p>
      <text:p text:style-name="P1"/>
      <text:p text:style-name="P1"/>
      <text:list xml:id="list134313838791312" text:continue-numbering="true" text:style-name="L2">
        <text:list-item>
          <text:p text:style-name="P140"><text:span text:style-name="T22">D</text:span><text:span text:style-name="T23">escrizione generale</text:span></text:p>
          <text:p text:style-name="P134"/>
          <text:list>
            <text:list-item>
              <text:p text:style-name="P145"><text:span text:style-name="T78">P</text:span><text:span text:style-name="T76">rospettiva del prodotto</text:span></text:p>
              <text:p text:style-name="P126">Il nostro sito web dovrà prevedere più form di registrazione. Sarà necessario memorizzare all’interno del nostro database <text:span text:style-name="T125">2</text:span> tipologie di utenti:</text:p>
              <text:p text:style-name="P126"><text:soft-page-break/>- <text:span text:style-name="T125">Cliente</text:span> (o acquirente): colui che acquisterà sulla nostra piattaforma <text:span text:style-name="T106">le automobili</text:span></text:p>
              <text:p text:style-name="P126">- <text:span text:style-name="T106">Concessionaria:</text:span> che <text:span text:style-name="T106">metterà sul nostro sito annunci di vendita delle loro automobili</text:span></text:p>
              <text:list>
                <text:list-header>
                  <text:p text:style-name="P126">- <text:span text:style-name="T108">Veicolo: registrazione dei dati del veicolo necessari alla sua vendita </text:span></text:p>
                </text:list-header>
              </text:list>
              <text:p text:style-name="P126">Una form di login che prevederà l’inserimento di email e password per qualsiasi tipologia di utente. Una volta registrate le <text:span text:style-name="T107">concessionarie</text:span> ess<text:span text:style-name="T125">e</text:span> provvederanno sempre tramite form all’inserimento de<text:span text:style-name="T107">lle automobili</text:span> da loro vendut<text:span text:style-name="T125">e</text:span>. <text:span text:style-name="T107">L’acquirente</text:span> una volta registrato <text:span text:style-name="T107">e</text:span> loggato correttamente gli sarà permesso di procedere con gli eventuali acquisti (ma non prima della registrazione <text:span text:style-name="T125">e del login</text:span>).</text:p>
            </text:list-item>
          </text:list>
        </text:list-item>
      </text:list>
      <text:p text:style-name="P10"/>
      <text:list xml:id="list134314629055918" text:continue-numbering="true" text:style-name="L2">
        <text:list-item>
          <text:list>
            <text:list-item>
              <text:p text:style-name="P138">Funzionalità del prodotto</text:p>
            </text:list-item>
          </text:list>
        </text:list-item>
      </text:list>
      <text:p text:style-name="P5"><text:tab/><text:span text:style-name="T107">VSB-Motors</text:span><text:span text:style-name="T90"> dovrà:</text:span></text:p>
      <text:list xml:id="list3355401659" text:style-name="L4">
        <text:list-item>
          <text:p text:style-name="P127">Sign Up/ Sign In dell’<text:span text:style-name="T106">acquirente</text:span></text:p>
        </text:list-item>
        <text:list-item>
          <text:p text:style-name="P127">Sign Up/ Sign In delle <text:span text:style-name="T106">concessionarie</text:span></text:p>
        </text:list-item>
        <text:list-item>
          <text:p text:style-name="P128"><text:span text:style-name="T113">Permettere</text:span><text:span text:style-name="T108"> l’inserimento dei</text:span> veicoli <text:span text:style-name="T108">da vendere</text:span></text:p>
        </text:list-item>
        <text:list-item>
          <text:p text:style-name="P129"><text:span text:style-name="T113">Permettere la v</text:span>isualizzazione degli annunci</text:p>
        </text:list-item>
        <text:list-item>
          <text:p text:style-name="P129"><text:span text:style-name="T113">Permettere la visualizzazione</text:span> del singolo annuncio</text:p>
        </text:list-item>
        <text:list-item>
          <text:p text:style-name="P130"><text:span text:style-name="T111">Gestire l’acquisto</text:span> di un <text:span text:style-name="T107">veicolo</text:span></text:p>
        </text:list-item>
        <text:list-item>
          <text:p text:style-name="P129">Visualizzazione delle transazioni effettuate</text:p>
        </text:list-item>
      </text:list>
      <text:p text:style-name="P6"/>
      <text:list xml:id="list134315012599432" text:continue-list="list134314629055918" text:style-name="L2">
        <text:list-item>
          <text:list>
            <text:list-item>
              <text:p text:style-name="P139">Caratteristiche utente</text:p>
            </text:list-item>
          </text:list>
        </text:list-item>
      </text:list>
      <text:p text:style-name="P11"><text:span text:style-name="T79"><text:tab/></text:span><text:span text:style-name="T92">Il nostro sito web dovrà permettere all’utente in modo semplice veloce e intuitivo di poter registrarsi, accedere ed acquistare </text:span><text:span text:style-name="T94">l’automobile</text:span><text:span text:style-name="T93"> dei suoi sogni</text:span><text:span text:style-name="T92">.</text:span></text:p>
      <text:p text:style-name="P7"/>
      <text:list xml:id="list134314073916256" text:continue-numbering="true" text:style-name="L2">
        <text:list-item>
          <text:list>
            <text:list-item>
              <text:p text:style-name="P147"><text:span text:style-name="T5">Vincoli </text:span><text:span text:style-name="T6">generali</text:span></text:p>
            </text:list-item>
          </text:list>
        </text:list-item>
      </text:list>
      <text:p text:style-name="P11"><text:span text:style-name="T79"><text:tab/></text:span><text:span text:style-name="T91">Vincoli:</text:span></text:p>
      <text:list xml:id="list2944565723" text:style-name="L5">
        <text:list-item>
          <text:p text:style-name="P131">Un nostro vincolo sarà di permettere all’acquirente di visualizzare tutte le automobili che rispettano i <text:span text:style-name="T114">suoi</text:span> requisiti richiesti</text:p>
        </text:list-item>
        <text:list-item>
          <text:p text:style-name="P132">Vincolo Tempo: il progetto dovrà essere consegnato <text:span text:style-name="T126">entro l’inizio di Maggio.</text:span></text:p>
        </text:list-item>
      </text:list>
      <text:p text:style-name="P144"/>
      <text:p text:style-name="P12"><text:span text:style-name="T80"><text:tab/>Dipendenze</text:span><text:span text:style-name="T81">:</text:span></text:p>
      <text:list xml:id="list134315416054527" text:continue-numbering="true" text:style-name="L5">
        <text:list-header>
          <text:p text:style-name="P133"><text:span text:style-name="T98">Il software necessiterà di un servizio di hosting e dell’acquisto di un dominio per poter essere visibile tramite un sito su </text:span><text:span text:style-name="T99">Internet</text:span>.</text:p>
        </text:list-header>
      </text:list>
      <text:p text:style-name="P1"/>
      <text:p text:style-name="P1"/>
      <text:list xml:id="list134314724061105" text:continue-list="list134314073916256" text:style-name="L2">
        <text:list-item>
          <text:p text:style-name="P140"><text:span text:style-name="T24">R</text:span><text:span text:style-name="T23">equisiti specifici</text:span></text:p>
          <text:p text:style-name="P134"/>
          <text:list>
            <text:list-item>
              <text:p text:style-name="P145"><text:span text:style-name="T7">R</text:span><text:span text:style-name="T8">equisiti di i</text:span><text:span text:style-name="T9">nterfaccia esterna</text:span></text:p>
            </text:list-item>
          </text:list>
        </text:list-item>
      </text:list>
      <text:p text:style-name="P22"/>
      <text:list xml:id="list134314074535165" text:continue-numbering="true" text:style-name="L2">
        <text:list-item>
          <text:list>
            <text:list-item>
              <text:list>
                <text:list-item>
                  <text:p text:style-name="P152"><text:span text:style-name="T71">I</text:span>nterfaccia utente</text:p>
                </text:list-item>
              </text:list>
              <text:p text:style-name="P141">Il sito web “<text:span text:style-name="T106">VSB-Motors</text:span>” dovrà essere esteticamente invitante, semplice ed intuitivo per mettere a proprio agio l’acquirente e inoltre magari tramite recensioni o commenti <text:span text:style-name="T100">rassicurare l’utente sull’effettivo funzionamento dell’intero processo. Permettere all’utente una ricerca de</text:span><text:span text:style-name="T106">lle automobili</text:span><text:span text:style-name="T100"> tramite filtraggio in modo da rendere il tutto più rapido, quindi tramite la realizzazione di pagine dinamiche (che si adattano ai filtri dell’utente). </text:span><text:s/></text:p>
            </text:list-item>
          </text:list>
        </text:list-item>
      </text:list>
      <text:p text:style-name="P8"/>
      <text:list xml:id="list134314696249993" text:continue-numbering="true" text:style-name="L2">
        <text:list-item>
          <text:list>
            <text:list-item>
              <text:list>
                <text:list-item>
                  <text:p text:style-name="P91"><text:span text:style-name="T71">I</text:span>nterfaccia hardware</text:p>
                </text:list-item>
              </text:list>
              <text:p text:style-name="P148"><text:span text:style-name="T79">Il </text:span><text:span text:style-name="T82">software non si deve interfacciare con nessuna scheda hardware esterna.</text:span></text:p>
            </text:list-item>
          </text:list>
        </text:list-item>
      </text:list>
      <text:p text:style-name="P8"/>
      <text:list xml:id="list134315324478144" text:continue-numbering="true" text:style-name="L2">
        <text:list-item>
          <text:list>
            <text:list-item>
              <text:list>
                <text:list-item>
                  <text:p text:style-name="P91"><text:span text:style-name="T71">I</text:span>nterfaccia software</text:p>
                </text:list-item>
              </text:list>
              <text:p text:style-name="P148"><text:span text:style-name="T83">Il nostro sito che girerà su un server fornito da un servizio di hosting dovrà permettere ai client di connettersi per poter interagire con la nostra piattaforma</text:span><text:span text:style-name="T82">.</text:span></text:p>
            </text:list-item>
          </text:list>
        </text:list-item>
      </text:list>
      <text:p text:style-name="P8"/>
      <text:list xml:id="list134315246014697" text:continue-numbering="true" text:style-name="L2">
        <text:list-item>
          <text:list>
            <text:list-item>
              <text:list>
                <text:list-item>
                  <text:p text:style-name="P91"><text:span text:style-name="T71">I</text:span>nterfaccia di comunicazione</text:p>
                </text:list-item>
              </text:list>
              <text:p text:style-name="P142"><text:soft-page-break/><text:span text:style-name="T100">Il client per potersi connettere al server ed accedere al nostro sito dovrà disporre di una </text:span><text:span text:style-name="T106">buona</text:span><text:span text:style-name="T100"> connessione internet</text:span>.</text:p>
            </text:list-item>
          </text:list>
        </text:list-item>
      </text:list>
      <text:p text:style-name="P9"/>
      <text:list xml:id="list134314288712789" text:continue-numbering="true" text:style-name="L2">
        <text:list-item>
          <text:list>
            <text:list-header>
              <text:p text:style-name="P143"/>
            </text:list-header>
            <text:list-item>
              <text:p text:style-name="P145"><text:span text:style-name="T10">R</text:span><text:span text:style-name="T11">equisiti funzionali</text:span></text:p>
            </text:list-item>
          </text:list>
        </text:list-item>
      </text:list>
      <text:p text:style-name="P23"><text:tab/><text:tab/></text:p>
      <text:p text:style-name="P57"><text:span text:style-name="T42"><text:tab/><text:tab/></text:span><text:span text:style-name="T45">3.2.1</text:span><text:span text:style-name="T43"> </text:span><text:span text:style-name="T44">Registrazione</text:span></text:p>
      <text:p text:style-name="P45"/>
      <text:p text:style-name="P56"><text:span text:style-name="T5"><text:tab/><text:tab/></text:span><text:span text:style-name="T45">3.2.1.1</text:span><text:span text:style-name="T43"> Introduzione</text:span><text:span text:style-name="T5"> </text:span></text:p>
      <text:p text:style-name="P56"><text:span text:style-name="T5"><text:tab/><text:tab/><text:tab/></text:span><text:span text:style-name="T25">L</text:span><text:span text:style-name="T26">a funzione di registrazione permetterà ai nostri client di poter inserire <text:tab/><text:tab/><text:tab/>i loro dati anagrafici seguiti da una email ed una password che <text:tab/><text:tab/><text:tab/><text:tab/>permetteranno loro di compilare la successiva form di login così da <text:tab/><text:tab/><text:tab/>accedere definitivamente al nostro sito.</text:span></text:p>
      <text:p text:style-name="P33"><text:tab/><text:tab/></text:p>
      <text:p text:style-name="P56"><text:span text:style-name="T26"><text:tab/><text:tab/></text:span><text:span text:style-name="T52">3.2.1.2</text:span><text:span text:style-name="T61"> Input</text:span></text:p>
      <text:p text:style-name="P56"><text:span text:style-name="T61"><text:tab/><text:tab/></text:span><text:span text:style-name="T39"> <text:tab/></text:span><text:span text:style-name="T26">Una volta che il client è entrato </text:span><text:span text:style-name="T30">sul sito</text:span><text:span text:style-name="T26"> “</text:span><text:span text:style-name="T30">VSB-Motors</text:span><text:span text:style-name="T26">” in alto a destra <text:tab/><text:tab/><text:tab/>troverà un’icona con cui potrà procedere alla sua registrazione.</text:span></text:p>
      <text:p text:style-name="P33"/>
      <text:p text:style-name="P58"><text:tab/><text:tab/><text:span text:style-name="T52">3.2.1.</text:span><text:span text:style-name="T53">3</text:span><text:span text:style-name="T61"> </text:span><text:span text:style-name="T62">Elaborazione</text:span></text:p>
      <text:p text:style-name="P58"><text:span text:style-name="T61"><text:tab/><text:tab/></text:span><text:span text:style-name="T39"> <text:tab/></text:span><text:span text:style-name="T27">Se il processo di verifica dei dati inseriti e l’inserimento all’interno del <text:tab/><text:tab/><text:tab/>database della sua anagrafica va a buon fine allora il cliente è stato <text:tab/><text:tab/><text:tab/>registrato correttamente.</text:span></text:p>
      <text:p text:style-name="P34"/>
      <text:p text:style-name="P58"><text:span text:style-name="T27"><text:tab/><text:tab/></text:span><text:span text:style-name="T52">3.2.1.</text:span><text:span text:style-name="T53">4</text:span><text:span text:style-name="T61"> </text:span><text:span text:style-name="T62">Output</text:span></text:p>
      <text:p text:style-name="P58"><text:span text:style-name="T61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34"><text:tab/><text:tab/><text:tab/>- “Utente registrato correttamente!”</text:p>
      <text:p text:style-name="P58"><text:span text:style-name="T27"><text:tab/><text:tab/><text:tab/>- “</text:span><text:span text:style-name="T28">Utente registrato erroneamente</text:span><text:span text:style-name="T27">!”</text:span></text:p>
      <text:p text:style-name="P34"/>
      <text:p text:style-name="P54"><text:tab/><text:tab/></text:p>
      <text:p text:style-name="P58"><text:span text:style-name="T39"><text:tab/></text:span><text:span text:style-name="T52">3.2.</text:span><text:span text:style-name="T54">2</text:span><text:span text:style-name="T61"> </text:span><text:span text:style-name="T64">Accesso (o login)</text:span></text:p>
      <text:p text:style-name="P46"><text:tab/><text:tab/><text:tab/></text:p>
      <text:p text:style-name="P58"><text:span text:style-name="T44"><text:tab/><text:tab/></text:span><text:span text:style-name="T46">3.2.</text:span><text:span text:style-name="T47">2</text:span><text:span text:style-name="T46">.1</text:span><text:span text:style-name="T44"> Introduzione </text:span></text:p>
      <text:p text:style-name="P59"><text:span text:style-name="T44"><text:tab/><text:tab/><text:tab/></text:span><text:span text:style-name="T27">La funzione di login permetterà all’utente, una volta registrato</text:span><text:span text:style-name="T30">si</text:span><text:span text:style-name="T27"> <text:tab/><text:tab/><text:tab/><text:tab/>correttamente, di poter accedere tramite email e password <text:tab/><text:tab/><text:tab/><text:tab/>precedentemente inserite nella form di registrazione. Una volta <text:tab/><text:tab/><text:tab/><text:tab/>loggato correttamente avrà la possibilità finalmente di acquistare <text:tab/><text:tab/><text:tab/><text:tab/>qualsisi </text:span><text:span text:style-name="T30">automobile</text:span><text:span text:style-name="T27"> egli desideri.</text:span></text:p>
      <text:p text:style-name="P35"/>
      <text:p text:style-name="P59"><text:span text:style-name="T27"><text:tab/><text:tab/></text:span><text:span text:style-name="T52">3.2.</text:span><text:span text:style-name="T54">2</text:span><text:span text:style-name="T52">.</text:span><text:span text:style-name="T54">2</text:span><text:span text:style-name="T61"> In</text:span><text:span text:style-name="T63">put</text:span><text:span text:style-name="T61"> </text:span></text:p>
      <text:p text:style-name="P59"><text:span text:style-name="T61"><text:tab/><text:tab/><text:tab/></text:span><text:span text:style-name="T28">Una volta che il client si è registrato correttamente verrà reindirizzato <text:tab/><text:tab/><text:tab/>nella pagina di login dove potrà procedere all’inserimento dell’email e <text:tab/><text:tab/><text:tab/>della password per poter accedere al nostro sito web.</text:span><text:span text:style-name="T44"><text:tab/></text:span></text:p>
      <text:p text:style-name="P47"/>
      <text:p text:style-name="P59"><text:tab/><text:tab/><text:span text:style-name="T52">3.2.</text:span><text:span text:style-name="T54">2</text:span><text:span text:style-name="T52">.</text:span><text:span text:style-name="T53">3</text:span><text:span text:style-name="T61"> </text:span><text:span text:style-name="T62">Elaborazione</text:span></text:p>
      <text:p text:style-name="P59"><text:span text:style-name="T61"><text:tab/><text:tab/></text:span><text:span text:style-name="T39"> <text:tab/></text:span><text:span text:style-name="T27">Se il processo di verifica </text:span><text:span text:style-name="T28">di email e password corrisponde con i dati <text:tab/><text:tab/><text:tab/>presenti</text:span><text:span text:style-name="T27"> all’interno del database </text:span><text:span text:style-name="T28">allora il login sarà stato eseguito <text:tab/><text:tab/><text:tab/><text:tab/>correttamente</text:span><text:span text:style-name="T27">.</text:span></text:p>
      <text:p text:style-name="P35"/>
      <text:p text:style-name="P59"><text:span text:style-name="T27"><text:tab/><text:tab/></text:span><text:span text:style-name="T52">3.2.</text:span><text:span text:style-name="T55">2</text:span><text:span text:style-name="T52">.</text:span><text:span text:style-name="T53">4</text:span><text:span text:style-name="T61"> </text:span><text:span text:style-name="T62">Output</text:span></text:p>
      <text:p text:style-name="P59"><text:soft-page-break/><text:span text:style-name="T61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59"><text:span text:style-name="T27"><text:tab/><text:tab/><text:tab/>- “</text:span><text:span text:style-name="T28">Accesso eseguito</text:span><text:span text:style-name="T27"> correttamente!”</text:span></text:p>
      <text:p text:style-name="P59"><text:span text:style-name="T27"><text:tab/><text:tab/><text:tab/>- “</text:span><text:span text:style-name="T28">Accesso eseguito erroneamente</text:span><text:span text:style-name="T27">!”</text:span></text:p>
      <text:p text:style-name="P35"/>
      <text:p text:style-name="P35"/>
      <text:p text:style-name="P60"><text:span text:style-name="T52"><text:tab/>3.2.</text:span><text:span text:style-name="T55">3</text:span><text:span text:style-name="T61"> </text:span><text:span text:style-name="T65">Registrazione di un </text:span><text:span text:style-name="T67">veicolo</text:span></text:p>
      <text:p text:style-name="P48"><text:tab/><text:tab/><text:tab/></text:p>
      <text:p text:style-name="P61"><text:span text:style-name="T44"><text:tab/><text:tab/></text:span><text:span text:style-name="T46">3.2.</text:span><text:span text:style-name="T48">3</text:span><text:span text:style-name="T46">.1</text:span><text:span text:style-name="T44"> Introduzione </text:span></text:p>
      <text:p text:style-name="P61"><text:span text:style-name="T44"><text:tab/><text:tab/><text:tab/></text:span><text:span text:style-name="T31">Ogni utente registrato avrà a disposizione una sezione “sell your car” in <text:tab/><text:tab/><text:tab/>cui potrà registrare tutte le informazioni della sua vettura per renderla <text:tab/><text:tab/><text:tab/>vendibile all’interno della nostra piattaforma.</text:span></text:p>
      <text:p text:style-name="P36"/>
      <text:p text:style-name="P36"><text:tab/></text:p>
      <text:p text:style-name="P61"><text:span text:style-name="T27"><text:tab/><text:tab/></text:span><text:span text:style-name="T52">3.2.</text:span><text:span text:style-name="T55">3</text:span><text:span text:style-name="T52">.</text:span><text:span text:style-name="T54">2</text:span><text:span text:style-name="T61"> In</text:span><text:span text:style-name="T63">put</text:span></text:p>
      <text:p text:style-name="P63"><text:span text:style-name="T63"><text:tab/><text:tab/><text:tab/></text:span><text:span text:style-name="T56">U</text:span><text:span text:style-name="T32">na volta cliccata la sezione “sell your car” </text:span><text:span text:style-name="T33">presente nell</text:span><text:span text:style-name="T36">a </text:span><text:span text:style-name="T33">homepage</text:span><text:span text:style-name="T32">, <text:tab/><text:tab/><text:tab/></text:span><text:span text:style-name="T33">si verrà reindirizzati</text:span><text:span text:style-name="T32"> </text:span><text:span text:style-name="T33">nella</text:span><text:span text:style-name="T32"> pagina di registrazione del prodotto da <text:tab/><text:tab/><text:tab/><text:tab/>vendere.</text:span></text:p>
      <text:p text:style-name="P48"/>
      <text:p text:style-name="P61"><text:tab/><text:tab/><text:span text:style-name="T52">3.2.</text:span><text:span text:style-name="T55">3</text:span><text:span text:style-name="T52">.</text:span><text:span text:style-name="T53">3</text:span><text:span text:style-name="T61"> </text:span><text:span text:style-name="T62">Elaborazione</text:span></text:p>
      <text:p text:style-name="P61"><text:span text:style-name="T61"><text:tab/><text:tab/></text:span><text:span text:style-name="T39"> <text:tab/></text:span><text:span text:style-name="T33">All’interno della pagina ci sarà una form di inserimento di tutte le <text:tab/><text:tab/><text:tab/><text:tab/>caratteristiche che riguardano un veicolo</text:span><text:span text:style-name="T27">.</text:span></text:p>
      <text:p text:style-name="P36"/>
      <text:p text:style-name="P61"><text:span text:style-name="T27"><text:tab/><text:tab/></text:span><text:span text:style-name="T52">3.2.</text:span><text:span text:style-name="T55">3</text:span><text:span text:style-name="T52">.</text:span><text:span text:style-name="T53">4</text:span><text:span text:style-name="T61"> </text:span><text:span text:style-name="T62">Output</text:span></text:p>
      <text:p text:style-name="P61"><text:span text:style-name="T61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61"><text:span text:style-name="T27"><text:tab/><text:tab/><text:tab/>- “</text:span><text:span text:style-name="T35">V</text:span><text:span text:style-name="T33">eicolo </text:span><text:span text:style-name="T35">registrato</text:span><text:span text:style-name="T33"> correttamente</text:span><text:span text:style-name="T27">!”</text:span></text:p>
      <text:p text:style-name="P61"><text:span text:style-name="T27"><text:tab/><text:tab/><text:tab/>- “</text:span><text:span text:style-name="T35">V</text:span><text:span text:style-name="T33">eicolo </text:span><text:span text:style-name="T35">registrato</text:span><text:span text:style-name="T28"> erroneamente</text:span><text:span text:style-name="T27">!”</text:span></text:p>
      <text:p text:style-name="P36"/>
      <text:p text:style-name="P95"><text:tab/></text:p>
      <text:p text:style-name="P95"><text:span text:style-name="T115"><text:tab/>3.2.</text:span><text:span text:style-name="T120">4</text:span><text:span text:style-name="T116"> </text:span><text:span text:style-name="T118">Ricerca veicolo</text:span></text:p>
      <text:p text:style-name="P122"><text:tab/><text:tab/><text:tab/></text:p>
      <text:p text:style-name="P156"><text:span text:style-name="T44"><text:tab/><text:tab/></text:span><text:span text:style-name="T46">3.2.</text:span><text:span text:style-name="T51">4</text:span><text:span text:style-name="T46">.1</text:span><text:span text:style-name="T44"> Introduzione </text:span></text:p>
      <text:p text:style-name="P156"><text:span text:style-name="T44"><text:tab/><text:tab/><text:tab/></text:span><text:span text:style-name="T37">All’interno della sezione “shop” sarà presente un menù di filtraggio <text:tab/><text:tab/><text:tab/>dedicato all’utente per ricercare dettagliatamente il veicolo da lui <text:tab/><text:tab/><text:tab/><text:tab/>desiderato.</text:span></text:p>
      <text:p text:style-name="P95"/>
      <text:p text:style-name="P156"><text:span text:style-name="T27"><text:tab/><text:tab/></text:span><text:span text:style-name="T52">3.2.</text:span><text:span text:style-name="T60">4</text:span><text:span text:style-name="T52">.</text:span><text:span text:style-name="T54">2</text:span><text:span text:style-name="T61"> In</text:span><text:span text:style-name="T63">put</text:span></text:p>
      <text:p text:style-name="P156"><text:span text:style-name="T63"><text:tab/><text:tab/><text:tab/></text:span><text:span text:style-name="T37">Il menù di filtraggio sarà molto semplice ed intuitivo in cui ci si potrà <text:tab/><text:tab/><text:tab/>scrivere all’interno, oppure selezionare direttamente un valore. </text:span></text:p>
      <text:p text:style-name="P122"/>
      <text:p text:style-name="P156"><text:tab/><text:tab/><text:span text:style-name="T52">3.2.</text:span><text:span text:style-name="T60">4</text:span><text:span text:style-name="T52">.</text:span><text:span text:style-name="T53">3</text:span><text:span text:style-name="T61"> </text:span><text:span text:style-name="T62">Elaborazione</text:span></text:p>
      <text:p text:style-name="P156"><text:span text:style-name="T61"><text:tab/><text:tab/></text:span><text:span text:style-name="T39"> <text:tab/></text:span><text:span text:style-name="T36">Non esiste un processo di elaborazione per eseguire questo processo</text:span><text:span text:style-name="T35">.</text:span></text:p>
      <text:p text:style-name="P95"/>
      <text:p text:style-name="P156"><text:span text:style-name="T27"><text:tab/><text:tab/></text:span><text:span text:style-name="T52">3.2.</text:span><text:span text:style-name="T60">4</text:span><text:span text:style-name="T52">.</text:span><text:span text:style-name="T53">4</text:span><text:span text:style-name="T61"> </text:span><text:span text:style-name="T62">Output</text:span></text:p>
      <text:p text:style-name="P95"><text:span text:style-name="T116"><text:tab/><text:tab/></text:span><text:span text:style-name="T121"> <text:tab/></text:span><text:span text:style-name="T123">Il menù sarà composto da un insieme di textField o selectField per poter <text:tab/><text:tab/><text:tab/>permettere all’utente la scelta del singolo filtro.</text:span></text:p>
      <text:p text:style-name="P95"><text:span text:style-name="T115"><text:tab/></text:span></text:p>
      <text:p text:style-name="P95"><text:span text:style-name="T115"><text:tab/>3.2.</text:span><text:span text:style-name="T120">5</text:span><text:span text:style-name="T116"> </text:span><text:span text:style-name="T117">Visualizzazione annunci</text:span></text:p>
      <text:p text:style-name="P51"><text:tab/><text:tab/><text:tab/></text:p>
      <text:p text:style-name="P66"><text:soft-page-break/><text:span text:style-name="T44"><text:tab/><text:tab/></text:span><text:span text:style-name="T46">3.2.</text:span><text:span text:style-name="T51">5</text:span><text:span text:style-name="T46">.1</text:span><text:span text:style-name="T44"> Introduzione </text:span></text:p>
      <text:p text:style-name="P66"><text:span text:style-name="T44"><text:tab/><text:tab/><text:tab/></text:span><text:span text:style-name="T49">Una volta entrati su “VSB-Motors”, chiunque avrà accesso alla <text:tab/><text:tab/><text:tab/><text:tab/>visualizzazione dello “shop”</text:span><text:span text:style-name="T34">. </text:span><text:span text:style-name="T36">All’interno di questa sezione sarà presente <text:tab/><text:tab/><text:tab/>un menù di filtraggio e verranno elencati tutti gli annunci creati dalle <text:tab/><text:tab/><text:tab/>varie concessionarie registrate alla nostra piattaforma.</text:span></text:p>
      <text:p text:style-name="P39"/>
      <text:p text:style-name="P66"><text:span text:style-name="T27"><text:tab/><text:tab/></text:span><text:span text:style-name="T52">3.2.</text:span><text:span text:style-name="T60">5</text:span><text:span text:style-name="T52">.</text:span><text:span text:style-name="T54">2</text:span><text:span text:style-name="T61"> In</text:span><text:span text:style-name="T63">put</text:span></text:p>
      <text:p text:style-name="P66"><text:span text:style-name="T63"><text:tab/><text:tab/><text:tab/></text:span><text:span text:style-name="T58">Direttamente dalla homepage sarà possibile entrare all’interno della <text:tab/><text:tab/><text:tab/>sezione “shop”</text:span><text:span text:style-name="T34">.</text:span></text:p>
      <text:p text:style-name="P51"/>
      <text:p text:style-name="P66"><text:tab/><text:tab/><text:span text:style-name="T52">3.2.</text:span><text:span text:style-name="T60">5</text:span><text:span text:style-name="T52">.</text:span><text:span text:style-name="T53">3</text:span><text:span text:style-name="T61"> </text:span><text:span text:style-name="T62">Elaborazione</text:span></text:p>
      <text:p text:style-name="P66"><text:span text:style-name="T61"><text:tab/><text:tab/></text:span><text:span text:style-name="T39"> <text:tab/></text:span><text:span text:style-name="T36">Non esiste un processo di elaborazione per eseguire questo processo</text:span><text:span text:style-name="T35">.</text:span></text:p>
      <text:p text:style-name="P39"/>
      <text:p text:style-name="P66"><text:span text:style-name="T27"><text:tab/><text:tab/></text:span><text:span text:style-name="T52">3.2.</text:span><text:span text:style-name="T60">5</text:span><text:span text:style-name="T52">.</text:span><text:span text:style-name="T53">4</text:span><text:span text:style-name="T61"> </text:span><text:span text:style-name="T62">Output</text:span></text:p>
      <text:p text:style-name="P39"><text:span text:style-name="T116"><text:tab/><text:tab/></text:span><text:span text:style-name="T121"> <text:tab/></text:span><text:span text:style-name="T122">Una volta entrati nello shop l’utente potrà visualizzare tutti gli annunci <text:tab/><text:tab/><text:tab/>disponibili o, se ha settato una serie di filtri, solo coloro che corrispondo <text:tab/><text:tab/><text:tab/>ai filtri specificati. <text:s/></text:span></text:p>
      <text:p text:style-name="P39"/>
      <text:p text:style-name="P39"><text:tab/><text:span text:style-name="T115">3.2.</text:span><text:span text:style-name="T119">6</text:span><text:span text:style-name="T116"> </text:span><text:span text:style-name="T117">Visualizzazione singolo annuncio</text:span></text:p>
      <text:p text:style-name="P51"><text:tab/><text:tab/><text:tab/></text:p>
      <text:p text:style-name="P66"><text:span text:style-name="T44"><text:tab/><text:tab/></text:span><text:span text:style-name="T46">3.2.</text:span><text:span text:style-name="T50">6</text:span><text:span text:style-name="T46">.1</text:span><text:span text:style-name="T44"> Introduzione </text:span></text:p>
      <text:p text:style-name="P66"><text:span text:style-name="T44"><text:tab/><text:tab/><text:tab/></text:span><text:span text:style-name="T36">Quando dalla sezione “shop” si è interessati all’acquisto di un veicolo, <text:tab/><text:tab/><text:tab/>cliccando l’annuncio di quest’ultimo si verrà reindirizzati in una pagina <text:tab/><text:tab/><text:tab/>dedicata alla descrizione di tutte le caratteristiche di quel determinato <text:tab/><text:tab/><text:tab/>veicolo.</text:span></text:p>
      <text:p text:style-name="P97"/>
      <text:p text:style-name="P66"><text:span text:style-name="T27"><text:tab/><text:tab/></text:span><text:span text:style-name="T52">3.2.</text:span><text:span text:style-name="T59">6</text:span><text:span text:style-name="T52">.</text:span><text:span text:style-name="T54">2</text:span><text:span text:style-name="T61"> In</text:span><text:span text:style-name="T63">put</text:span></text:p>
      <text:p text:style-name="P66"><text:span text:style-name="T63"><text:tab/><text:tab/><text:tab/></text:span><text:span text:style-name="T37">Dallo shop, in cui vi saranno l’insieme di tutti gli annunci, sarà possibile <text:tab/><text:tab/><text:tab/>tramite un semplice click su uno di quegli annunci, accedere ad una <text:tab/><text:tab/><text:tab/>pagina di descrizione del singolo annuncio.<text:tab/></text:span></text:p>
      <text:p text:style-name="P51"/>
      <text:p text:style-name="P66"><text:tab/><text:tab/><text:span text:style-name="T52">3.2.</text:span><text:span text:style-name="T59">6</text:span><text:span text:style-name="T52">.</text:span><text:span text:style-name="T53">3</text:span><text:span text:style-name="T61"> </text:span><text:span text:style-name="T62">Elaborazione</text:span></text:p>
      <text:p text:style-name="P66"><text:span text:style-name="T61"><text:tab/><text:tab/></text:span><text:span text:style-name="T39"> <text:tab/></text:span><text:span text:style-name="T36">Non esiste un processo di elaborazione per eseguire questo processo</text:span><text:span text:style-name="T35">.</text:span></text:p>
      <text:p text:style-name="P39"/>
      <text:p text:style-name="P66"><text:span text:style-name="T27"><text:tab/><text:tab/></text:span><text:span text:style-name="T52">3.2.</text:span><text:span text:style-name="T59">6</text:span><text:span text:style-name="T52">.</text:span><text:span text:style-name="T53">4</text:span><text:span text:style-name="T61"> </text:span><text:span text:style-name="T62">Output</text:span></text:p>
      <text:p text:style-name="P39"><text:span text:style-name="T116"><text:tab/><text:tab/></text:span><text:span text:style-name="T121"> <text:tab/></text:span><text:span text:style-name="T123">Nella descrizione del singolo annuncio saranno visualizzate tutte le <text:tab/><text:tab/><text:tab/>caratteristiche del veicolo, una descrizione, il prezzo e infine la <text:tab/><text:tab/><text:tab/><text:tab/>possibilità di effettuare l’ordine.</text:span></text:p>
      <text:p text:style-name="P67"><text:tab/></text:p>
      <text:p text:style-name="P65"><text:span text:style-name="T52"><text:tab/>3.2.</text:span><text:span text:style-name="T59">7</text:span><text:span text:style-name="T61"> </text:span><text:span text:style-name="T66">Acquisto</text:span><text:span text:style-name="T65"> di un </text:span><text:span text:style-name="T66">veicolo</text:span></text:p>
      <text:p text:style-name="P49"><text:tab/><text:tab/><text:tab/></text:p>
      <text:p text:style-name="P62"><text:span text:style-name="T44"><text:tab/><text:tab/></text:span><text:span text:style-name="T46">3.2.</text:span><text:span text:style-name="T50">7</text:span><text:span text:style-name="T46">.1</text:span><text:span text:style-name="T44"> Introduzione </text:span></text:p>
      <text:p text:style-name="P62"><text:span text:style-name="T44"><text:tab/><text:tab/><text:tab/></text:span><text:span text:style-name="T37">Per acquisto di un veicolo s’intende l’esecuzione dell’ordine <text:tab/><text:tab/><text:tab/><text:tab/>direttamente effettuabile dalla pagina di descrizione del singolo <text:tab/><text:tab/><text:tab/><text:tab/>annuncio.</text:span></text:p>
      <text:p text:style-name="P37"/>
      <text:p text:style-name="P62"><text:span text:style-name="T27"><text:tab/><text:tab/></text:span><text:span text:style-name="T52">3.2.</text:span><text:span text:style-name="T59">7</text:span><text:span text:style-name="T52">.</text:span><text:span text:style-name="T54">2</text:span><text:span text:style-name="T61"> In</text:span><text:span text:style-name="T63">put</text:span></text:p>
      <text:p text:style-name="P62"><text:span text:style-name="T63"><text:tab/><text:tab/><text:tab/></text:span><text:span text:style-name="T38">Una volta che si è all’interno della pagina di descrizione della macchina <text:tab/><text:tab/><text:tab/>selezionata in fondo ci sarà un bottone che permetterà l’esecuzione <text:tab/><text:tab/><text:tab/>dell’ordine</text:span></text:p>
      <text:p text:style-name="P49"><text:soft-page-break/></text:p>
      <text:p text:style-name="P62"><text:tab/><text:tab/><text:span text:style-name="T52">3.2.</text:span><text:span text:style-name="T57">4</text:span><text:span text:style-name="T52">.</text:span><text:span text:style-name="T53">3</text:span><text:span text:style-name="T61"> </text:span><text:span text:style-name="T62">Elaborazione</text:span></text:p>
      <text:p text:style-name="P62"><text:span text:style-name="T61"><text:tab/><text:tab/></text:span><text:span text:style-name="T39"> <text:tab/></text:span><text:span text:style-name="T38">Cliccato il bottone per effettuare l’ordine, l’acquisto del veicolo sarà <text:tab/><text:tab/><text:tab/>visualizzabile all’interno della sezione “Mie transazioni” presente <text:tab/><text:tab/><text:tab/><text:tab/>direttamente nella homepage.</text:span></text:p>
      <text:p text:style-name="P37"/>
      <text:p text:style-name="P62"><text:span text:style-name="T27"><text:tab/><text:tab/></text:span><text:span text:style-name="T52">3.2.</text:span><text:span text:style-name="T59">7</text:span><text:span text:style-name="T52">.</text:span><text:span text:style-name="T53">4</text:span><text:span text:style-name="T61"> </text:span><text:span text:style-name="T62">Output</text:span></text:p>
      <text:p text:style-name="P155"><text:span text:style-name="T61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155"><text:span text:style-name="T27"><text:tab/><text:tab/><text:tab/>- “</text:span><text:span text:style-name="T35">V</text:span><text:span text:style-name="T33">eicolo </text:span><text:span text:style-name="T38">acquistato</text:span><text:span text:style-name="T33"> correttamente</text:span><text:span text:style-name="T27">!”</text:span></text:p>
      <text:p text:style-name="P155"><text:span text:style-name="T27"><text:tab/><text:tab/><text:tab/>- “</text:span><text:span text:style-name="T35">V</text:span><text:span text:style-name="T33">eicolo </text:span><text:span text:style-name="T38">acquistato</text:span><text:span text:style-name="T28"> erroneamente</text:span><text:span text:style-name="T27">!”</text:span></text:p>
      <text:p text:style-name="P40"/>
      <text:p text:style-name="P64"><text:span text:style-name="T35"><text:tab/></text:span><text:span text:style-name="T52">3.2.</text:span><text:span text:style-name="T59">8</text:span><text:span text:style-name="T61"> </text:span><text:span text:style-name="T68">Transazioni</text:span></text:p>
      <text:p text:style-name="P50"><text:tab/><text:tab/><text:tab/></text:p>
      <text:p text:style-name="P64"><text:span text:style-name="T44"><text:tab/><text:tab/></text:span><text:span text:style-name="T46">3.2.</text:span><text:span text:style-name="T50">8</text:span><text:span text:style-name="T46">.1</text:span><text:span text:style-name="T44"> Introduzione </text:span></text:p>
      <text:p text:style-name="P64"><text:span text:style-name="T44"><text:tab/><text:tab/><text:tab/></text:span><text:span text:style-name="T38">Per transazioni intendiamo una sezione che permetterà di visualizzare <text:tab/><text:tab/><text:tab/>tutti gli annunci delle macchine acquistate e/o vendute a seconda della <text:tab/><text:tab/><text:tab/>tipologia di utente (acquirente/concessionaria).</text:span></text:p>
      <text:p text:style-name="P38"/>
      <text:p text:style-name="P64"><text:span text:style-name="T27"><text:tab/><text:tab/></text:span><text:span text:style-name="T52">3.2.</text:span><text:span text:style-name="T59">8</text:span><text:span text:style-name="T52">.</text:span><text:span text:style-name="T54">2</text:span><text:span text:style-name="T61"> In</text:span><text:span text:style-name="T63">put</text:span></text:p>
      <text:p text:style-name="P64"><text:span text:style-name="T63"><text:tab/><text:tab/><text:tab/></text:span><text:span text:style-name="T38">Questa sezione sarà accessibile dall’icona utente presente nella <text:tab/><text:tab/><text:tab/><text:tab/>homepage, che se cliccata, tramite dropdown visualizzerà tutte le attività <text:tab/><text:tab/><text:tab/>che si possono svolgere (es. sign-up, sign-in, mie transazioni, log-out). </text:span></text:p>
      <text:p text:style-name="P50"/>
      <text:p text:style-name="P64"><text:tab/><text:tab/><text:span text:style-name="T52">3.2.</text:span><text:span text:style-name="T59">8</text:span><text:span text:style-name="T52">.</text:span><text:span text:style-name="T53">3</text:span><text:span text:style-name="T61"> </text:span><text:span text:style-name="T62">Elaborazione</text:span></text:p>
      <text:p text:style-name="P155"><text:span text:style-name="T61"><text:tab/><text:tab/></text:span><text:span text:style-name="T39"> <text:tab/></text:span><text:span text:style-name="T36">Non esiste un processo di elaborazione per eseguire questo processo</text:span><text:span text:style-name="T35">.</text:span></text:p>
      <text:p text:style-name="P38"/>
      <text:p text:style-name="P64"><text:span text:style-name="T27"><text:tab/><text:tab/></text:span><text:span text:style-name="T52">3.2.</text:span><text:span text:style-name="T59">8</text:span><text:span text:style-name="T52">.</text:span><text:span text:style-name="T53">4</text:span><text:span text:style-name="T61"> </text:span><text:span text:style-name="T62">Output</text:span></text:p>
      <text:p text:style-name="P64"><text:span text:style-name="T61"><text:tab/><text:tab/></text:span><text:span text:style-name="T39"> <text:tab/></text:span><text:span text:style-name="T38">All’interno di questa sezione ci sarà una tabella che conterrà tutti gli <text:tab/><text:tab/><text:tab/>annunci delle macchine acquistate e/o vendute.</text:span></text:p>
      <text:p text:style-name="P53"/>
      <text:p text:style-name="P52"/>
      <text:list xml:id="list134314058160694" text:continue-numbering="true" text:style-name="L2">
        <text:list-item>
          <text:list>
            <text:list-item>
              <text:p text:style-name="P145"><text:span text:style-name="T10">R</text:span><text:span text:style-name="T11">equisiti </text:span><text:span text:style-name="T12">prestazionali</text:span></text:p>
              <text:p text:style-name="P92"/>
              <text:list>
                <text:list-item>
                  <text:p text:style-name="P149"><text:span text:style-name="T17">R</text:span><text:span text:style-name="T16">elativi al tempo</text:span></text:p>
                  <text:list>
                    <text:list-item>
                      <text:list>
                        <text:list-header>
                          <text:p text:style-name="P109">Il web server che ci farà da hosting dovrà disporre di una buona connessione Internet per permettere al sito una buona reattività nei caricamenti delle pagine e nell’elaborazione dei calcoli (che dipenderà <text:span text:style-name="T105">anche e</text:span> soprattutto da una buona programmazione lato back-end).</text:p>
                        </text:list-header>
                      </text:list>
                    </text:list-item>
                  </text:list>
                </text:list-item>
              </text:list>
              <text:p text:style-name="P120"/>
              <text:list text:continue-numbering="true">
                <text:list-item>
                  <text:p text:style-name="P146"><text:span text:style-name="T15"><text:s/></text:span><text:span text:style-name="T17">R</text:span><text:span text:style-name="T18">elativi all’efficienza</text:span></text:p>
                  <text:list>
                    <text:list-item>
                      <text:list>
                        <text:list-header>
                          <text:p text:style-name="P150"><text:span text:style-name="T2">Il sito dovrà sicuramente funzionare, quindi permettere qualsiasi </text:span><text:span text:style-name="T3">tipologia di interazione messa a disposizione per i client e inoltre permettere al client, tramite una sezione di filtraggio, qualsi</text:span><text:span text:style-name="T4">a</text:span><text:span text:style-name="T3">si tipologia di ricerca essi voglia fare</text:span><text:span text:style-name="T1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514347041" text:style-name="L6">
        <text:list-item>
          <text:p text:style-name="P153"><text:span text:style-name="T40"><text:s text:c="2"/>R</text:span><text:span text:style-name="T41">elativi all’estetic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4"><text:span text:style-name="T41"><text:s text:c="2"/><text:tab/><text:tab/><text:tab/></text:span><text:span text:style-name="T29">Il sito dovrà presentarsi possibilmente in uno stato attraente per il client in modo tale <text:tab/><text:tab/><text:tab/>da attirare la sua attenzione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><text:tab/><text:tab/><text:tab/><text:tab/><text:tab/></text:p>
      <text:p text:style-name="P26"><text:soft-page-break/></text:p>
      <text:list xml:id="list134314922611507" text:continue-list="list134314058160694" text:style-name="L2">
        <text:list-item>
          <text:list>
            <text:list-item>
              <text:p text:style-name="P151"><text:span text:style-name="T14">V</text:span><text:span text:style-name="T13">incoli di progettazione</text:span></text:p>
            </text:list-item>
          </text:list>
        </text:list-item>
      </text:list>
      <text:p text:style-name="P25"/>
      <text:list xml:id="list134314850781840" text:continue-numbering="true" text:style-name="L2">
        <text:list-item>
          <text:list>
            <text:list-item>
              <text:list>
                <text:list-item>
                  <text:p text:style-name="P110"><text:span text:style-name="T97">Tempo</text:span><text:span text:style-name="T72">: il vincolo del tempo implica la realizzazione del software entro un tempo prestabilito dal </text:span><text:span text:style-name="T75">consiglio di classe relativo al progetto di PCTO</text:span><text:span text:style-name="T72">.</text:span></text:p>
                </text:list-item>
                <text:list-item>
                  <text:p text:style-name="P111"><text:span text:style-name="T97">Obiettivi</text:span><text:span text:style-name="T72">: gli obiettivi stabiliti per la realizzazione del progetto sono vincoli del progetto stesso, </text:span><text:span text:style-name="T74">da raggiungere per la conclusione del progetto.</text:span></text:p>
                </text:list-item>
                <text:list-item>
                  <text:p text:style-name="P112"><text:span text:style-name="T97">Costi</text:span><text:span text:style-name="T72">: i costi riguardano l’intera apparecchiatura hardware-software necessaria alla realizzazione del progetto.</text:span></text:p>
                </text:list-item>
              </text:list>
            </text:list-item>
          </text:list>
        </text:list-item>
      </text:list>
      <text:p text:style-name="P24"/>
      <text:p text:style-name="P27"/>
      <text:list xml:id="list134314332235787" text:continue-numbering="true" text:style-name="L2">
        <text:list-item>
          <text:list>
            <text:list-item>
              <text:p text:style-name="P119">Requisiti logici del database</text:p>
            </text:list-item>
          </text:list>
        </text:list-item>
      </text:list>
      <text:p text:style-name="P25"/>
      <text:list xml:id="list134313985348268" text:continue-numbering="true" text:style-name="L2">
        <text:list-item>
          <text:list>
            <text:list-item>
              <text:list>
                <text:list-header>
                  <text:p text:style-name="P98">Per la realizzazione del sito “<text:span text:style-name="T124">VSB-Motors</text:span>” sarà necessario l’utilizzo di un RDBMS (Relational Database Managment System). Abbiamo optato per l’utilizzo di MySql.</text:p>
                </text:list-header>
              </text:list>
            </text:list-item>
          </text:list>
        </text:list-item>
      </text:list>
      <text:p text:style-name="P29"/>
      <text:p text:style-name="P32">Entità analizzate:</text:p>
      <text:p text:style-name="P30"/>
      <text:p text:style-name="P41">Cliente</text:p>
      <text:list xml:id="list3073018249" text:style-name="L7">
        <text:list-item>
          <text:p text:style-name="P113">IDCliente</text:p>
        </text:list-item>
        <text:list-item>
          <text:p text:style-name="P99">Nome</text:p>
        </text:list-item>
        <text:list-item>
          <text:p text:style-name="P99">Cognome</text:p>
        </text:list-item>
        <text:list-item>
          <text:p text:style-name="P99">Data di nascita</text:p>
        </text:list-item>
        <text:list-item>
          <text:p text:style-name="P101">Telefono</text:p>
        </text:list-item>
        <text:list-item>
          <text:p text:style-name="P99">Email </text:p>
        </text:list-item>
        <text:list-item>
          <text:p text:style-name="P99">Password</text:p>
        </text:list-item>
      </text:list>
      <text:p text:style-name="P30"/>
      <text:p text:style-name="P42">Concessionaria</text:p>
      <text:list xml:id="list181628302" text:style-name="L8">
        <text:list-item>
          <text:p text:style-name="P114">IDConcessionaria</text:p>
        </text:list-item>
        <text:list-item>
          <text:p text:style-name="P102">RagioneSociale</text:p>
        </text:list-item>
        <text:list-item>
          <text:p text:style-name="P102">PartitaIVA</text:p>
        </text:list-item>
        <text:list-item>
          <text:p text:style-name="P102">Indirizzo</text:p>
        </text:list-item>
        <text:list-item>
          <text:p text:style-name="P100">CAP</text:p>
        </text:list-item>
        <text:list-item>
          <text:p text:style-name="P100">Città</text:p>
        </text:list-item>
        <text:list-item>
          <text:p text:style-name="P104">Telefono</text:p>
        </text:list-item>
        <text:list-item>
          <text:p text:style-name="P104">Email</text:p>
        </text:list-item>
        <text:list-item>
          <text:p text:style-name="P104">Password</text:p>
        </text:list-item>
      </text:list>
      <text:p text:style-name="P30"/>
      <text:p text:style-name="P43">Carburante</text:p>
      <text:list xml:id="list1911921558" text:style-name="L9">
        <text:list-item>
          <text:p text:style-name="P116">IDCarburante</text:p>
        </text:list-item>
        <text:list-item>
          <text:p text:style-name="P105">Nome</text:p>
        </text:list-item>
      </text:list>
      <text:p text:style-name="P43"/>
      <text:p text:style-name="P43">Marca</text:p>
      <text:list xml:id="list1558925899" text:style-name="L10">
        <text:list-item>
          <text:p text:style-name="P117">IDMarca</text:p>
        </text:list-item>
        <text:list-item>
          <text:p text:style-name="P106">Nome</text:p>
        </text:list-item>
      </text:list>
      <text:p text:style-name="P30"/>
      <text:p text:style-name="P42">Automobile</text:p>
      <text:list xml:id="list2574318581" text:style-name="L11">
        <text:list-item>
          <text:p text:style-name="P115">IDAutomobile</text:p>
        </text:list-item>
        <text:list-item>
          <text:p text:style-name="P103">Targa</text:p>
        </text:list-item>
        <text:list-item>
          <text:p text:style-name="P103">Modello</text:p>
        </text:list-item>
        <text:list-item>
          <text:p text:style-name="P103"><text:soft-page-break/>Cilindrata</text:p>
        </text:list-item>
        <text:list-item>
          <text:p text:style-name="P103">Cavalli</text:p>
        </text:list-item>
        <text:list-item>
          <text:p text:style-name="P103">Potenza</text:p>
        </text:list-item>
        <text:list-item>
          <text:p text:style-name="P103">Stato</text:p>
        </text:list-item>
        <text:list-item>
          <text:p text:style-name="P103">KMPercorsi</text:p>
        </text:list-item>
        <text:list-item>
          <text:p text:style-name="P103">AnnoDiProduzione</text:p>
        </text:list-item>
        <text:list-item>
          <text:p text:style-name="P103">NumeroProprietari</text:p>
        </text:list-item>
        <text:list-item>
          <text:p text:style-name="P103">Prezzo</text:p>
        </text:list-item>
        <text:list-item>
          <text:p text:style-name="P103">FK_Marca</text:p>
        </text:list-item>
        <text:list-item>
          <text:p text:style-name="P103">FK_<text:span text:style-name="T112">Carburante</text:span></text:p>
        </text:list-item>
        <text:list-item>
          <text:p text:style-name="P107">FK_Concessionaria</text:p>
        </text:list-item>
      </text:list>
      <text:p text:style-name="P31"/>
      <text:p text:style-name="P43"/>
      <text:p text:style-name="P43">Ordine</text:p>
      <text:list xml:id="list28442022" text:style-name="L12">
        <text:list-item>
          <text:p text:style-name="P118">IDOrdine</text:p>
        </text:list-item>
        <text:list-item>
          <text:p text:style-name="P108">Data</text:p>
        </text:list-item>
        <text:list-item>
          <text:p text:style-name="P108">Totale</text:p>
        </text:list-item>
        <text:list-item>
          <text:p text:style-name="P108">FK_Automobile</text:p>
        </text:list-item>
        <text:list-item>
          <text:p text:style-name="P108">FK_Clien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>
      <style:text-properties style:font-name="Sans-serif" fo:font-family="Sans-serif" style:font-family-generic="swiss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16:10:18.355000000</meta:creation-date>
    <meta:generator>LibreOffice/7.2.1.2$Windows_X86_64 LibreOffice_project/87b77fad49947c1441b67c559c339af8f3517e22</meta:generator>
    <dc:date>2022-03-06T13:42:43.628000000</dc:date>
    <meta:editing-duration>PT6H48M53S</meta:editing-duration>
    <meta:editing-cycles>46</meta:editing-cycles>
    <meta:document-statistic meta:table-count="0" meta:image-count="0" meta:object-count="0" meta:page-count="9" meta:paragraph-count="266" meta:word-count="1822" meta:character-count="13494" meta:non-whitespace-character-count="11347"/>
  </office:meta>
</office:document-meta>
</file>